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cm"/>
    </style:style>
    <style:style style:name="co2" style:family="table-column">
      <style:table-column-properties fo:break-before="auto" style:column-width="0.815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489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2.231cm"/>
    </style:style>
    <style:style style:name="co15" style:family="table-column">
      <style:table-column-properties fo:break-before="auto" style:column-width="3.394cm"/>
    </style:style>
    <style:style style:name="co16" style:family="table-column">
      <style:table-column-properties fo:break-before="auto" style:column-width="3.357cm"/>
    </style:style>
    <style:style style:name="co17" style:family="table-column">
      <style:table-column-properties fo:break-before="auto" style:column-width="1.07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D_Data" table:style-name="ta1">
        <table:shapes>
          <draw:frame draw:z-index="0" draw:style-name="gr1" draw:text-style-name="P1" svg:width="51.181cm" svg:height="9.004cm" svg:x="0.191cm" svg:y="27.359cm">
            <draw:object draw:notify-on-update-of-ranges="PID_Data.AD1:PID_Data.AD59 PID_Data.C1:PID_Data.H1 PID_Data.J1:PID_Data.J59 PID_Data.AD1:PID_Data.AD59 PID_Data.B1:PID_Data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.952cm" svg:height="8.993cm" svg:x="0.258cm" svg:y="36.615cm">
            <draw:object draw:notify-on-update-of-ranges="PID_Data.AD1:PID_Data.AD59 PID_Data.P1:PID_Data.P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0.952cm" svg:height="8.993cm" svg:x="0.258cm" svg:y="46.097cm">
            <draw:object draw:notify-on-update-of-ranges="PID_Data.AD1:PID_Data.AD59 PID_Data.C1:PID_Data.D1 PID_Data.R1:PID_Data.R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0.952cm" svg:height="8.993cm" svg:x="0.099cm" svg:y="55.392cm">
            <draw:object draw:notify-on-update-of-ranges="PID_Data.AD1:PID_Data.AD59 PID_Data.E1:PID_Data.F1 PID_Data.T1:PID_Data.T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0.952cm" svg:height="8.993cm" svg:x="0cm" svg:y="64.838cm">
            <draw:object draw:notify-on-update-of-ranges="PID_Data.AD1:PID_Data.AD59 PID_Data.G1:PID_Data.H1 PID_Data.V1:PID_Data.V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6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5" table:default-cell-style-name="ce2"/>
        <table:table-column table:style-name="co14" table:default-cell-style-name="Default"/>
        <table:table-column table:style-name="co13" table:default-cell-style-name="ce2"/>
        <table:table-column table:style-name="co5" table:default-cell-style-name="Default"/>
        <table:table-column table:style-name="co15" table:default-cell-style-name="ce1"/>
        <table:table-column table:style-name="co9" table:default-cell-style-name="ce6"/>
        <table:table-column table:style-name="co16" table:default-cell-style-name="ce1"/>
        <table:table-column table:style-name="co7" table:default-cell-style-name="ce6"/>
        <table:table-column table:style-name="co16" table:default-cell-style-name="Default"/>
        <table:table-column table:style-name="co8" table:default-cell-style-name="ce2"/>
        <table:table-column table:style-name="co17" table:default-cell-style-name="Default"/>
        <table:table-column table:style-name="co7" table:default-cell-style-name="ce2"/>
        <table:table-column table:style-name="co18" table:default-cell-style-name="Default"/>
        <table:table-column table:style-name="co18" table:default-cell-style-name="ce1"/>
        <table:table-column table:style-name="co18" table:default-cell-style-name="Default"/>
        <table:table-column table:style-name="co18" table:default-cell-style-name="ce1"/>
        <table:table-row table:style-name="ro1">
          <table:table-cell office:value-type="string" calcext:value-type="string">
            <text:p>Target:</text:p>
          </table:table-cell>
          <table:table-cell office:value-type="float" office:value="0.0365263" calcext:value-type="float">
            <text:p>0.0365263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0217245" calcext:value-type="float">
            <text:p>-0.00217245</text:p>
          </table:table-cell>
          <table:table-cell office:value-type="string" calcext:value-type="string">
            <text:p>e_t_SUMME:</text:p>
          </table:table-cell>
          <table:table-cell office:value-type="float" office:value="0.0386988" calcext:value-type="float">
            <text:p>0.0386988</text:p>
          </table:table-cell>
          <table:table-cell office:value-type="string" calcext:value-type="string">
            <text:p>e_t:</text:p>
          </table:table-cell>
          <table:table-cell office:value-type="float" office:value="0.0386988" calcext:value-type="float">
            <text:p>0.0386988</text:p>
          </table:table-cell>
          <table:table-cell office:value-type="string" calcext:value-type="string">
            <text:p>y_t:</text:p>
          </table:table-cell>
          <table:table-cell office:value-type="float" office:value="0.517225" calcext:value-type="float">
            <text:p>0.517225</text:p>
          </table:table-cell>
          <table:table-cell office:value-type="string" calcext:value-type="string">
            <text:p>P:</text:p>
          </table:table-cell>
          <table:table-cell office:value-type="float" office:value="0.386988" calcext:value-type="float">
            <text:p>0.386988</text:p>
          </table:table-cell>
          <table:table-cell office:value-type="string" calcext:value-type="string">
            <text:p>I:</text:p>
          </table:table-cell>
          <table:table-cell office:value-type="float" office:value="0.130237" calcext:value-type="float">
            <text:p>0.13023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0217245" calcext:value-type="float">
            <text:p>-0.0021724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0242825" calcext:value-type="float">
            <text:p>0.024282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2.56035E-018" calcext:value-type="float">
            <text:p>2.5603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33658" calcext:value-type="float">
            <text:p>0.3365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431635" calcext:value-type="float">
            <text:p>0.431635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552132" calcext:value-type="float">
            <text:p>-0.0552132</text:p>
          </table:table-cell>
          <table:table-cell office:value-type="string" calcext:value-type="string">
            <text:p>e_t_SUMME:</text:p>
          </table:table-cell>
          <table:table-cell office:value-type="float" office:value="0.525547" calcext:value-type="float">
            <text:p>0.525547</text:p>
          </table:table-cell>
          <table:table-cell office:value-type="string" calcext:value-type="string">
            <text:p>e_t:</text:p>
          </table:table-cell>
          <table:table-cell office:value-type="float" office:value="0.486848" calcext:value-type="float">
            <text:p>0.486848</text:p>
          </table:table-cell>
          <table:table-cell office:value-type="string" calcext:value-type="string">
            <text:p>y_t:</text:p>
          </table:table-cell>
          <table:table-cell office:value-type="float" office:value="6.63716" calcext:value-type="float">
            <text:p>6.63716</text:p>
          </table:table-cell>
          <table:table-cell office:value-type="string" calcext:value-type="string">
            <text:p>P:</text:p>
          </table:table-cell>
          <table:table-cell office:value-type="float" office:value="4.86848" calcext:value-type="float">
            <text:p>4.86848</text:p>
          </table:table-cell>
          <table:table-cell office:value-type="string" calcext:value-type="string">
            <text:p>I:</text:p>
          </table:table-cell>
          <table:table-cell office:value-type="float" office:value="1.76867" calcext:value-type="float">
            <text:p>1.7686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552132" calcext:value-type="float">
            <text:p>-0.055213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286948" calcext:value-type="float">
            <text:p>0.28694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2.71677E-018" calcext:value-type="float">
            <text:p>2.7167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674123" calcext:value-type="float">
            <text:p>0.67412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499535" calcext:value-type="float">
            <text:p>0.499535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411013" calcext:value-type="float">
            <text:p>-0.0411013</text:p>
          </table:table-cell>
          <table:table-cell office:value-type="string" calcext:value-type="string">
            <text:p>e_t_SUMME:</text:p>
          </table:table-cell>
          <table:table-cell office:value-type="float" office:value="1.06618" calcext:value-type="float">
            <text:p>1.06618</text:p>
          </table:table-cell>
          <table:table-cell office:value-type="string" calcext:value-type="string">
            <text:p>e_t:</text:p>
          </table:table-cell>
          <table:table-cell office:value-type="float" office:value="0.540637" calcext:value-type="float">
            <text:p>0.540637</text:p>
          </table:table-cell>
          <table:table-cell office:value-type="string" calcext:value-type="string">
            <text:p>y_t:</text:p>
          </table:table-cell>
          <table:table-cell office:value-type="float" office:value="8.99449" calcext:value-type="float">
            <text:p>8.99449</text:p>
          </table:table-cell>
          <table:table-cell office:value-type="string" calcext:value-type="string">
            <text:p>P:</text:p>
          </table:table-cell>
          <table:table-cell office:value-type="float" office:value="5.40637" calcext:value-type="float">
            <text:p>5.40637</text:p>
          </table:table-cell>
          <table:table-cell office:value-type="string" calcext:value-type="string">
            <text:p>I:</text:p>
          </table:table-cell>
          <table:table-cell office:value-type="float" office:value="3.58813" calcext:value-type="float">
            <text:p>3.5881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411013" calcext:value-type="float">
            <text:p>-0.041101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32087" calcext:value-type="float">
            <text:p>0.33208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2.69807E-018" calcext:value-type="float">
            <text:p>2.6980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01033" calcext:value-type="float">
            <text:p>1.0103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578503" calcext:value-type="float">
            <text:p>0.578503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389038" calcext:value-type="float">
            <text:p>-0.0389038</text:p>
          </table:table-cell>
          <table:table-cell office:value-type="string" calcext:value-type="string">
            <text:p>e_t_SUMME:</text:p>
          </table:table-cell>
          <table:table-cell office:value-type="float" office:value="1.68359" calcext:value-type="float">
            <text:p>1.68359</text:p>
          </table:table-cell>
          <table:table-cell office:value-type="string" calcext:value-type="string">
            <text:p>e_t:</text:p>
          </table:table-cell>
          <table:table-cell office:value-type="float" office:value="0.617407" calcext:value-type="float">
            <text:p>0.617407</text:p>
          </table:table-cell>
          <table:table-cell office:value-type="string" calcext:value-type="string">
            <text:p>y_t: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P:</text:p>
          </table:table-cell>
          <table:table-cell office:value-type="float" office:value="6.17407" calcext:value-type="float">
            <text:p>6.17407</text:p>
          </table:table-cell>
          <table:table-cell office:value-type="string" calcext:value-type="string">
            <text:p>I:</text:p>
          </table:table-cell>
          <table:table-cell office:value-type="float" office:value="5.66594" calcext:value-type="float">
            <text:p>5.6659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389038" calcext:value-type="float">
            <text:p>-0.038903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84585" calcext:value-type="float">
            <text:p>0.38458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0102E-018" calcext:value-type="float">
            <text:p>3.010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34623" calcext:value-type="float">
            <text:p>1.3462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37265" calcext:value-type="float">
            <text:p>0.637265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304457" calcext:value-type="float">
            <text:p>-0.0304457</text:p>
          </table:table-cell>
          <table:table-cell office:value-type="string" calcext:value-type="string">
            <text:p>e_t_SUMME:</text:p>
          </table:table-cell>
          <table:table-cell office:value-type="float" office:value="2.3513" calcext:value-type="float">
            <text:p>2.3513</text:p>
          </table:table-cell>
          <table:table-cell office:value-type="string" calcext:value-type="string">
            <text:p>e_t:</text:p>
          </table:table-cell>
          <table:table-cell office:value-type="float" office:value="0.66771" calcext:value-type="float">
            <text:p>0.66771</text:p>
          </table:table-cell>
          <table:table-cell office:value-type="string" calcext:value-type="string">
            <text:p>y_t:</text:p>
          </table:table-cell>
          <table:table-cell office:value-type="float" office:value="14.5902" calcext:value-type="float">
            <text:p>14.5902</text:p>
          </table:table-cell>
          <table:table-cell office:value-type="string" calcext:value-type="string">
            <text:p>P:</text:p>
          </table:table-cell>
          <table:table-cell office:value-type="float" office:value="6.6771" calcext:value-type="float">
            <text:p>6.6771</text:p>
          </table:table-cell>
          <table:table-cell office:value-type="string" calcext:value-type="string">
            <text:p>I:</text:p>
          </table:table-cell>
          <table:table-cell office:value-type="float" office:value="7.91305" calcext:value-type="float">
            <text:p>7.9130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304457" calcext:value-type="float">
            <text:p>-0.030445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23649" calcext:value-type="float">
            <text:p>0.42364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05951E-018" calcext:value-type="float">
            <text:p>3.0595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68343" calcext:value-type="float">
            <text:p>1.6834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88156" calcext:value-type="float">
            <text:p>0.688156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182446" calcext:value-type="float">
            <text:p>-0.0182446</text:p>
          </table:table-cell>
          <table:table-cell office:value-type="string" calcext:value-type="string">
            <text:p>e_t_SUMME:</text:p>
          </table:table-cell>
          <table:table-cell office:value-type="float" office:value="3.0577" calcext:value-type="float">
            <text:p>3.0577</text:p>
          </table:table-cell>
          <table:table-cell office:value-type="string" calcext:value-type="string">
            <text:p>e_t:</text:p>
          </table:table-cell>
          <table:table-cell office:value-type="float" office:value="0.706401" calcext:value-type="float">
            <text:p>0.706401</text:p>
          </table:table-cell>
          <table:table-cell office:value-type="string" calcext:value-type="string">
            <text:p>y_t:</text:p>
          </table:table-cell>
          <table:table-cell office:value-type="float" office:value="17.3544" calcext:value-type="float">
            <text:p>17.3544</text:p>
          </table:table-cell>
          <table:table-cell office:value-type="string" calcext:value-type="string">
            <text:p>P:</text:p>
          </table:table-cell>
          <table:table-cell office:value-type="float" office:value="7.06401" calcext:value-type="float">
            <text:p>7.06401</text:p>
          </table:table-cell>
          <table:table-cell office:value-type="string" calcext:value-type="string">
            <text:p>I:</text:p>
          </table:table-cell>
          <table:table-cell office:value-type="float" office:value="10.2904" calcext:value-type="float">
            <text:p>10.290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182446" calcext:value-type="float">
            <text:p>-0.018244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7481" calcext:value-type="float">
            <text:p>0.45748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2143E-018" calcext:value-type="float">
            <text:p>3.214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0196" calcext:value-type="float">
            <text:p>2.019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726104" calcext:value-type="float">
            <text:p>0.726104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0242588" calcext:value-type="float">
            <text:p>-0.00242588</text:p>
          </table:table-cell>
          <table:table-cell office:value-type="string" calcext:value-type="string">
            <text:p>e_t_SUMME:</text:p>
          </table:table-cell>
          <table:table-cell office:value-type="float" office:value="3.78623" calcext:value-type="float">
            <text:p>3.78623</text:p>
          </table:table-cell>
          <table:table-cell office:value-type="string" calcext:value-type="string">
            <text:p>e_t:</text:p>
          </table:table-cell>
          <table:table-cell office:value-type="float" office:value="0.72853" calcext:value-type="float">
            <text:p>0.72853</text:p>
          </table:table-cell>
          <table:table-cell office:value-type="string" calcext:value-type="string">
            <text:p>y_t:</text:p>
          </table:table-cell>
          <table:table-cell office:value-type="float" office:value="20.0275" calcext:value-type="float">
            <text:p>20.0275</text:p>
          </table:table-cell>
          <table:table-cell office:value-type="string" calcext:value-type="string">
            <text:p>P:</text:p>
          </table:table-cell>
          <table:table-cell office:value-type="float" office:value="7.2853" calcext:value-type="float">
            <text:p>7.2853</text:p>
          </table:table-cell>
          <table:table-cell office:value-type="string" calcext:value-type="string">
            <text:p>I:</text:p>
          </table:table-cell>
          <table:table-cell office:value-type="float" office:value="12.7422" calcext:value-type="float">
            <text:p>12.742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0242588" calcext:value-type="float">
            <text:p>-0.0024258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82709" calcext:value-type="float">
            <text:p>0.48270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18608E-018" calcext:value-type="float">
            <text:p>3.1860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356" calcext:value-type="float">
            <text:p>2.35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756903" calcext:value-type="float">
            <text:p>0.756903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188206" calcext:value-type="float">
            <text:p>0.0188206</text:p>
          </table:table-cell>
          <table:table-cell office:value-type="string" calcext:value-type="string">
            <text:p>e_t_SUMME:</text:p>
          </table:table-cell>
          <table:table-cell office:value-type="float" office:value="4.52431" calcext:value-type="float">
            <text:p>4.52431</text:p>
          </table:table-cell>
          <table:table-cell office:value-type="string" calcext:value-type="string">
            <text:p>e_t:</text:p>
          </table:table-cell>
          <table:table-cell office:value-type="float" office:value="0.738082" calcext:value-type="float">
            <text:p>0.738082</text:p>
          </table:table-cell>
          <table:table-cell office:value-type="string" calcext:value-type="string">
            <text:p>y_t:</text:p>
          </table:table-cell>
          <table:table-cell office:value-type="float" office:value="22.6069" calcext:value-type="float">
            <text:p>22.6069</text:p>
          </table:table-cell>
          <table:table-cell office:value-type="string" calcext:value-type="string">
            <text:p>P:</text:p>
          </table:table-cell>
          <table:table-cell office:value-type="float" office:value="7.38082" calcext:value-type="float">
            <text:p>7.38082</text:p>
          </table:table-cell>
          <table:table-cell office:value-type="string" calcext:value-type="string">
            <text:p>I:</text:p>
          </table:table-cell>
          <table:table-cell office:value-type="float" office:value="15.2261" calcext:value-type="float">
            <text:p>15.226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88206" calcext:value-type="float">
            <text:p>0.018820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03184" calcext:value-type="float">
            <text:p>0.50318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39048E-018" calcext:value-type="float">
            <text:p>3.3904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69311" calcext:value-type="float">
            <text:p>2.6931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791307" calcext:value-type="float">
            <text:p>0.791307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43727" calcext:value-type="float">
            <text:p>0.043727</text:p>
          </table:table-cell>
          <table:table-cell office:value-type="string" calcext:value-type="string">
            <text:p>e_t_SUMME:</text:p>
          </table:table-cell>
          <table:table-cell office:value-type="float" office:value="5.27189" calcext:value-type="float">
            <text:p>5.27189</text:p>
          </table:table-cell>
          <table:table-cell office:value-type="string" calcext:value-type="string">
            <text:p>e_t:</text:p>
          </table:table-cell>
          <table:table-cell office:value-type="float" office:value="0.74758" calcext:value-type="float">
            <text:p>0.74758</text:p>
          </table:table-cell>
          <table:table-cell office:value-type="string" calcext:value-type="string">
            <text:p>y_t:</text:p>
          </table:table-cell>
          <table:table-cell office:value-type="float" office:value="25.2178" calcext:value-type="float">
            <text:p>25.2178</text:p>
          </table:table-cell>
          <table:table-cell office:value-type="string" calcext:value-type="string">
            <text:p>P:</text:p>
          </table:table-cell>
          <table:table-cell office:value-type="float" office:value="7.4758" calcext:value-type="float">
            <text:p>7.4758</text:p>
          </table:table-cell>
          <table:table-cell office:value-type="string" calcext:value-type="string">
            <text:p>I:</text:p>
          </table:table-cell>
          <table:table-cell office:value-type="float" office:value="17.742" calcext:value-type="float">
            <text:p>17.74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3727" calcext:value-type="float">
            <text:p>0.04372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26055" calcext:value-type="float">
            <text:p>0.52605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78E-018" calcext:value-type="float">
            <text:p>3.497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02904" calcext:value-type="float">
            <text:p>3.0290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18103" calcext:value-type="float">
            <text:p>0.818103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595585" calcext:value-type="float">
            <text:p>0.0595585</text:p>
          </table:table-cell>
          <table:table-cell office:value-type="string" calcext:value-type="string">
            <text:p>e_t_SUMME:</text:p>
          </table:table-cell>
          <table:table-cell office:value-type="float" office:value="6.03044" calcext:value-type="float">
            <text:p>6.03044</text:p>
          </table:table-cell>
          <table:table-cell office:value-type="string" calcext:value-type="string">
            <text:p>e_t:</text:p>
          </table:table-cell>
          <table:table-cell office:value-type="float" office:value="0.758545" calcext:value-type="float">
            <text:p>0.758545</text:p>
          </table:table-cell>
          <table:table-cell office:value-type="string" calcext:value-type="string">
            <text:p>y_t:</text:p>
          </table:table-cell>
          <table:table-cell office:value-type="float" office:value="27.8802" calcext:value-type="float">
            <text:p>27.8802</text:p>
          </table:table-cell>
          <table:table-cell office:value-type="string" calcext:value-type="string">
            <text:p>P:</text:p>
          </table:table-cell>
          <table:table-cell office:value-type="float" office:value="7.58545" calcext:value-type="float">
            <text:p>7.58545</text:p>
          </table:table-cell>
          <table:table-cell office:value-type="string" calcext:value-type="string">
            <text:p>I:</text:p>
          </table:table-cell>
          <table:table-cell office:value-type="float" office:value="20.2948" calcext:value-type="float">
            <text:p>20.294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595585" calcext:value-type="float">
            <text:p>0.059558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43869" calcext:value-type="float">
            <text:p>0.54386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1912E-018" calcext:value-type="float">
            <text:p>3.419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36625" calcext:value-type="float">
            <text:p>3.3662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37332" calcext:value-type="float">
            <text:p>0.837332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698995" calcext:value-type="float">
            <text:p>0.0698995</text:p>
          </table:table-cell>
          <table:table-cell office:value-type="string" calcext:value-type="string">
            <text:p>e_t_SUMME:</text:p>
          </table:table-cell>
          <table:table-cell office:value-type="float" office:value="6.79787" calcext:value-type="float">
            <text:p>6.79787</text:p>
          </table:table-cell>
          <table:table-cell office:value-type="string" calcext:value-type="string">
            <text:p>e_t:</text:p>
          </table:table-cell>
          <table:table-cell office:value-type="float" office:value="0.767433" calcext:value-type="float">
            <text:p>0.767433</text:p>
          </table:table-cell>
          <table:table-cell office:value-type="string" calcext:value-type="string">
            <text:p>y_t:</text:p>
          </table:table-cell>
          <table:table-cell office:value-type="float" office:value="30.5518" calcext:value-type="float">
            <text:p>30.5518</text:p>
          </table:table-cell>
          <table:table-cell office:value-type="string" calcext:value-type="string">
            <text:p>P:</text:p>
          </table:table-cell>
          <table:table-cell office:value-type="float" office:value="7.67433" calcext:value-type="float">
            <text:p>7.67433</text:p>
          </table:table-cell>
          <table:table-cell office:value-type="string" calcext:value-type="string">
            <text:p>I:</text:p>
          </table:table-cell>
          <table:table-cell office:value-type="float" office:value="22.8775" calcext:value-type="float">
            <text:p>22.877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698995" calcext:value-type="float">
            <text:p>0.069899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56653" calcext:value-type="float">
            <text:p>0.55665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36985E-018" calcext:value-type="float">
            <text:p>3.3698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7022" calcext:value-type="float">
            <text:p>3.702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48011" calcext:value-type="float">
            <text:p>0.848011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781999" calcext:value-type="float">
            <text:p>0.0781999</text:p>
          </table:table-cell>
          <table:table-cell office:value-type="string" calcext:value-type="string">
            <text:p>e_t_SUMME:</text:p>
          </table:table-cell>
          <table:table-cell office:value-type="float" office:value="7.56768" calcext:value-type="float">
            <text:p>7.56768</text:p>
          </table:table-cell>
          <table:table-cell office:value-type="string" calcext:value-type="string">
            <text:p>e_t:</text:p>
          </table:table-cell>
          <table:table-cell office:value-type="float" office:value="0.769811" calcext:value-type="float">
            <text:p>0.769811</text:p>
          </table:table-cell>
          <table:table-cell office:value-type="string" calcext:value-type="string">
            <text:p>y_t:</text:p>
          </table:table-cell>
          <table:table-cell office:value-type="float" office:value="33.1663" calcext:value-type="float">
            <text:p>33.1663</text:p>
          </table:table-cell>
          <table:table-cell office:value-type="string" calcext:value-type="string">
            <text:p>P:</text:p>
          </table:table-cell>
          <table:table-cell office:value-type="float" office:value="7.69811" calcext:value-type="float">
            <text:p>7.69811</text:p>
          </table:table-cell>
          <table:table-cell office:value-type="string" calcext:value-type="string">
            <text:p>I:</text:p>
          </table:table-cell>
          <table:table-cell office:value-type="float" office:value="25.4682" calcext:value-type="float">
            <text:p>25.468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781999" calcext:value-type="float">
            <text:p>0.078199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63752" calcext:value-type="float">
            <text:p>0.56375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6733E-018" calcext:value-type="float">
            <text:p>3.4673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03891" calcext:value-type="float">
            <text:p>4.0389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58279" calcext:value-type="float">
            <text:p>0.858279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856292" calcext:value-type="float">
            <text:p>0.0856292</text:p>
          </table:table-cell>
          <table:table-cell office:value-type="string" calcext:value-type="string">
            <text:p>e_t_SUMME:</text:p>
          </table:table-cell>
          <table:table-cell office:value-type="float" office:value="8.34033" calcext:value-type="float">
            <text:p>8.34033</text:p>
          </table:table-cell>
          <table:table-cell office:value-type="string" calcext:value-type="string">
            <text:p>e_t:</text:p>
          </table:table-cell>
          <table:table-cell office:value-type="float" office:value="0.77265" calcext:value-type="float">
            <text:p>0.77265</text:p>
          </table:table-cell>
          <table:table-cell office:value-type="string" calcext:value-type="string">
            <text:p>y_t:</text:p>
          </table:table-cell>
          <table:table-cell office:value-type="float" office:value="35.795" calcext:value-type="float">
            <text:p>35.795</text:p>
          </table:table-cell>
          <table:table-cell office:value-type="string" calcext:value-type="string">
            <text:p>P:</text:p>
          </table:table-cell>
          <table:table-cell office:value-type="float" office:value="7.7265" calcext:value-type="float">
            <text:p>7.7265</text:p>
          </table:table-cell>
          <table:table-cell office:value-type="string" calcext:value-type="string">
            <text:p>I:</text:p>
          </table:table-cell>
          <table:table-cell office:value-type="float" office:value="28.0685" calcext:value-type="float">
            <text:p>28.068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856292" calcext:value-type="float">
            <text:p>0.085629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70578" calcext:value-type="float">
            <text:p>0.57057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419E-018" calcext:value-type="float">
            <text:p>3.5241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37563" calcext:value-type="float">
            <text:p>4.3756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67952" calcext:value-type="float">
            <text:p>0.867952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919806" calcext:value-type="float">
            <text:p>0.0919806</text:p>
          </table:table-cell>
          <table:table-cell office:value-type="string" calcext:value-type="string">
            <text:p>e_t_SUMME:</text:p>
          </table:table-cell>
          <table:table-cell office:value-type="float" office:value="9.1163" calcext:value-type="float">
            <text:p>9.1163</text:p>
          </table:table-cell>
          <table:table-cell office:value-type="string" calcext:value-type="string">
            <text:p>e_t:</text:p>
          </table:table-cell>
          <table:table-cell office:value-type="float" office:value="0.775971" calcext:value-type="float">
            <text:p>0.775971</text:p>
          </table:table-cell>
          <table:table-cell office:value-type="string" calcext:value-type="string">
            <text:p>y_t:</text:p>
          </table:table-cell>
          <table:table-cell office:value-type="float" office:value="38.4396" calcext:value-type="float">
            <text:p>38.4396</text:p>
          </table:table-cell>
          <table:table-cell office:value-type="string" calcext:value-type="string">
            <text:p>P:</text:p>
          </table:table-cell>
          <table:table-cell office:value-type="float" office:value="7.75971" calcext:value-type="float">
            <text:p>7.75971</text:p>
          </table:table-cell>
          <table:table-cell office:value-type="string" calcext:value-type="string">
            <text:p>I:</text:p>
          </table:table-cell>
          <table:table-cell office:value-type="float" office:value="30.6799" calcext:value-type="float">
            <text:p>30.679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919806" calcext:value-type="float">
            <text:p>0.091980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77008" calcext:value-type="float">
            <text:p>0.57700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5923E-018" calcext:value-type="float">
            <text:p>3.4592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71155" calcext:value-type="float">
            <text:p>4.7115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72827" calcext:value-type="float">
            <text:p>0.872827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972216" calcext:value-type="float">
            <text:p>0.0972216</text:p>
          </table:table-cell>
          <table:table-cell office:value-type="string" calcext:value-type="string">
            <text:p>e_t_SUMME:</text:p>
          </table:table-cell>
          <table:table-cell office:value-type="float" office:value="9.89191" calcext:value-type="float">
            <text:p>9.89191</text:p>
          </table:table-cell>
          <table:table-cell office:value-type="string" calcext:value-type="string">
            <text:p>e_t:</text:p>
          </table:table-cell>
          <table:table-cell office:value-type="float" office:value="0.775605" calcext:value-type="float">
            <text:p>0.775605</text:p>
          </table:table-cell>
          <table:table-cell office:value-type="string" calcext:value-type="string">
            <text:p>y_t:</text:p>
          </table:table-cell>
          <table:table-cell office:value-type="float" office:value="41.0462" calcext:value-type="float">
            <text:p>41.0462</text:p>
          </table:table-cell>
          <table:table-cell office:value-type="string" calcext:value-type="string">
            <text:p>P:</text:p>
          </table:table-cell>
          <table:table-cell office:value-type="float" office:value="7.75605" calcext:value-type="float">
            <text:p>7.75605</text:p>
          </table:table-cell>
          <table:table-cell office:value-type="string" calcext:value-type="string">
            <text:p>I:</text:p>
          </table:table-cell>
          <table:table-cell office:value-type="float" office:value="33.2901" calcext:value-type="float">
            <text:p>33.290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972216" calcext:value-type="float">
            <text:p>0.097221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0249" calcext:value-type="float">
            <text:p>0.58024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0388E-018" calcext:value-type="float">
            <text:p>3.4038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04822" calcext:value-type="float">
            <text:p>5.0482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77034" calcext:value-type="float">
            <text:p>0.877034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01895" calcext:value-type="float">
            <text:p>0.101895</text:p>
          </table:table-cell>
          <table:table-cell office:value-type="string" calcext:value-type="string">
            <text:p>e_t_SUMME:</text:p>
          </table:table-cell>
          <table:table-cell office:value-type="float" office:value="10.667" calcext:value-type="float">
            <text:p>10.667</text:p>
          </table:table-cell>
          <table:table-cell office:value-type="string" calcext:value-type="string">
            <text:p>e_t:</text:p>
          </table:table-cell>
          <table:table-cell office:value-type="float" office:value="0.775139" calcext:value-type="float">
            <text:p>0.775139</text:p>
          </table:table-cell>
          <table:table-cell office:value-type="string" calcext:value-type="string">
            <text:p>y_t:</text:p>
          </table:table-cell>
          <table:table-cell office:value-type="float" office:value="43.6502" calcext:value-type="float">
            <text:p>43.6502</text:p>
          </table:table-cell>
          <table:table-cell office:value-type="string" calcext:value-type="string">
            <text:p>P:</text:p>
          </table:table-cell>
          <table:table-cell office:value-type="float" office:value="7.75139" calcext:value-type="float">
            <text:p>7.75139</text:p>
          </table:table-cell>
          <table:table-cell office:value-type="string" calcext:value-type="string">
            <text:p>I:</text:p>
          </table:table-cell>
          <table:table-cell office:value-type="float" office:value="35.8988" calcext:value-type="float">
            <text:p>35.898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1895" calcext:value-type="float">
            <text:p>0.10189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3046" calcext:value-type="float">
            <text:p>0.58304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046E-018" calcext:value-type="float">
            <text:p>3.604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3856" calcext:value-type="float">
            <text:p>5.385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84943" calcext:value-type="float">
            <text:p>0.884943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05742" calcext:value-type="float">
            <text:p>0.105742</text:p>
          </table:table-cell>
          <table:table-cell office:value-type="string" calcext:value-type="string">
            <text:p>e_t_SUMME:</text:p>
          </table:table-cell>
          <table:table-cell office:value-type="float" office:value="11.4462" calcext:value-type="float">
            <text:p>11.4462</text:p>
          </table:table-cell>
          <table:table-cell office:value-type="string" calcext:value-type="string">
            <text:p>e_t:</text:p>
          </table:table-cell>
          <table:table-cell office:value-type="float" office:value="0.779201" calcext:value-type="float">
            <text:p>0.779201</text:p>
          </table:table-cell>
          <table:table-cell office:value-type="string" calcext:value-type="string">
            <text:p>y_t:</text:p>
          </table:table-cell>
          <table:table-cell office:value-type="float" office:value="46.3131" calcext:value-type="float">
            <text:p>46.3131</text:p>
          </table:table-cell>
          <table:table-cell office:value-type="string" calcext:value-type="string">
            <text:p>P:</text:p>
          </table:table-cell>
          <table:table-cell office:value-type="float" office:value="7.79201" calcext:value-type="float">
            <text:p>7.79201</text:p>
          </table:table-cell>
          <table:table-cell office:value-type="string" calcext:value-type="string">
            <text:p>I:</text:p>
          </table:table-cell>
          <table:table-cell office:value-type="float" office:value="38.5211" calcext:value-type="float">
            <text:p>38.521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5742" calcext:value-type="float">
            <text:p>0.10574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304" calcext:value-type="float">
            <text:p>0.58830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5639E-018" calcext:value-type="float">
            <text:p>3.5563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72122" calcext:value-type="float">
            <text:p>5.7212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85734" calcext:value-type="float">
            <text:p>0.885734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08532" calcext:value-type="float">
            <text:p>0.108532</text:p>
          </table:table-cell>
          <table:table-cell office:value-type="string" calcext:value-type="string">
            <text:p>e_t_SUMME:</text:p>
          </table:table-cell>
          <table:table-cell office:value-type="float" office:value="12.2235" calcext:value-type="float">
            <text:p>12.2235</text:p>
          </table:table-cell>
          <table:table-cell office:value-type="string" calcext:value-type="string">
            <text:p>e_t:</text:p>
          </table:table-cell>
          <table:table-cell office:value-type="float" office:value="0.777201" calcext:value-type="float">
            <text:p>0.777201</text:p>
          </table:table-cell>
          <table:table-cell office:value-type="string" calcext:value-type="string">
            <text:p>y_t:</text:p>
          </table:table-cell>
          <table:table-cell office:value-type="float" office:value="48.9087" calcext:value-type="float">
            <text:p>48.9087</text:p>
          </table:table-cell>
          <table:table-cell office:value-type="string" calcext:value-type="string">
            <text:p>P:</text:p>
          </table:table-cell>
          <table:table-cell office:value-type="float" office:value="7.77201" calcext:value-type="float">
            <text:p>7.77201</text:p>
          </table:table-cell>
          <table:table-cell office:value-type="string" calcext:value-type="string">
            <text:p>I:</text:p>
          </table:table-cell>
          <table:table-cell office:value-type="float" office:value="41.1367" calcext:value-type="float">
            <text:p>41.136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08532" calcext:value-type="float">
            <text:p>0.10853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88829" calcext:value-type="float">
            <text:p>0.58882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5002E-018" calcext:value-type="float">
            <text:p>3.4500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05791" calcext:value-type="float">
            <text:p>6.0579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89525" calcext:value-type="float">
            <text:p>0.889525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11373" calcext:value-type="float">
            <text:p>0.111373</text:p>
          </table:table-cell>
          <table:table-cell office:value-type="string" calcext:value-type="string">
            <text:p>e_t_SUMME:</text:p>
          </table:table-cell>
          <table:table-cell office:value-type="float" office:value="13.0016" calcext:value-type="float">
            <text:p>13.0016</text:p>
          </table:table-cell>
          <table:table-cell office:value-type="string" calcext:value-type="string">
            <text:p>e_t:</text:p>
          </table:table-cell>
          <table:table-cell office:value-type="float" office:value="0.778152" calcext:value-type="float">
            <text:p>0.778152</text:p>
          </table:table-cell>
          <table:table-cell office:value-type="string" calcext:value-type="string">
            <text:p>y_t:</text:p>
          </table:table-cell>
          <table:table-cell office:value-type="float" office:value="51.537" calcext:value-type="float">
            <text:p>51.537</text:p>
          </table:table-cell>
          <table:table-cell office:value-type="string" calcext:value-type="string">
            <text:p>P:</text:p>
          </table:table-cell>
          <table:table-cell office:value-type="float" office:value="7.78152" calcext:value-type="float">
            <text:p>7.78152</text:p>
          </table:table-cell>
          <table:table-cell office:value-type="string" calcext:value-type="string">
            <text:p>I:</text:p>
          </table:table-cell>
          <table:table-cell office:value-type="float" office:value="43.7555" calcext:value-type="float">
            <text:p>43.755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1373" calcext:value-type="float">
            <text:p>0.11137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135" calcext:value-type="float">
            <text:p>0.5913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955E-018" calcext:value-type="float">
            <text:p>3.5295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39439" calcext:value-type="float">
            <text:p>6.3943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89729" calcext:value-type="float">
            <text:p>0.889729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13718" calcext:value-type="float">
            <text:p>0.113718</text:p>
          </table:table-cell>
          <table:table-cell office:value-type="string" calcext:value-type="string">
            <text:p>e_t_SUMME:</text:p>
          </table:table-cell>
          <table:table-cell office:value-type="float" office:value="13.7776" calcext:value-type="float">
            <text:p>13.7776</text:p>
          </table:table-cell>
          <table:table-cell office:value-type="string" calcext:value-type="string">
            <text:p>e_t:</text:p>
          </table:table-cell>
          <table:table-cell office:value-type="float" office:value="0.776011" calcext:value-type="float">
            <text:p>0.776011</text:p>
          </table:table-cell>
          <table:table-cell office:value-type="string" calcext:value-type="string">
            <text:p>y_t:</text:p>
          </table:table-cell>
          <table:table-cell office:value-type="float" office:value="54.1272" calcext:value-type="float">
            <text:p>54.1272</text:p>
          </table:table-cell>
          <table:table-cell office:value-type="string" calcext:value-type="string">
            <text:p>P:</text:p>
          </table:table-cell>
          <table:table-cell office:value-type="float" office:value="7.76011" calcext:value-type="float">
            <text:p>7.76011</text:p>
          </table:table-cell>
          <table:table-cell office:value-type="string" calcext:value-type="string">
            <text:p>I:</text:p>
          </table:table-cell>
          <table:table-cell office:value-type="float" office:value="46.3671" calcext:value-type="float">
            <text:p>46.367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3718" calcext:value-type="float">
            <text:p>0.11371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1485" calcext:value-type="float">
            <text:p>0.59148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057E-018" calcext:value-type="float">
            <text:p>3.4905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73203" calcext:value-type="float">
            <text:p>6.7320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95148" calcext:value-type="float">
            <text:p>0.895148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15829" calcext:value-type="float">
            <text:p>0.115829</text:p>
          </table:table-cell>
          <table:table-cell office:value-type="string" calcext:value-type="string">
            <text:p>e_t_SUMME:</text:p>
          </table:table-cell>
          <table:table-cell office:value-type="float" office:value="14.5569" calcext:value-type="float">
            <text:p>14.5569</text:p>
          </table:table-cell>
          <table:table-cell office:value-type="string" calcext:value-type="string">
            <text:p>e_t:</text:p>
          </table:table-cell>
          <table:table-cell office:value-type="float" office:value="0.779319" calcext:value-type="float">
            <text:p>0.779319</text:p>
          </table:table-cell>
          <table:table-cell office:value-type="string" calcext:value-type="string">
            <text:p>y_t:</text:p>
          </table:table-cell>
          <table:table-cell office:value-type="float" office:value="56.783" calcext:value-type="float">
            <text:p>56.783</text:p>
          </table:table-cell>
          <table:table-cell office:value-type="string" calcext:value-type="string">
            <text:p>P:</text:p>
          </table:table-cell>
          <table:table-cell office:value-type="float" office:value="7.79319" calcext:value-type="float">
            <text:p>7.79319</text:p>
          </table:table-cell>
          <table:table-cell office:value-type="string" calcext:value-type="string">
            <text:p>I:</text:p>
          </table:table-cell>
          <table:table-cell office:value-type="float" office:value="48.9898" calcext:value-type="float">
            <text:p>48.989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5829" calcext:value-type="float">
            <text:p>0.11582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5088" calcext:value-type="float">
            <text:p>0.59508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8432E-018" calcext:value-type="float">
            <text:p>3.4843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06819" calcext:value-type="float">
            <text:p>7.0681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96073" calcext:value-type="float">
            <text:p>0.896073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1694" calcext:value-type="float">
            <text:p>0.11694</text:p>
          </table:table-cell>
          <table:table-cell office:value-type="string" calcext:value-type="string">
            <text:p>e_t_SUMME:</text:p>
          </table:table-cell>
          <table:table-cell office:value-type="float" office:value="15.3361" calcext:value-type="float">
            <text:p>15.3361</text:p>
          </table:table-cell>
          <table:table-cell office:value-type="string" calcext:value-type="string">
            <text:p>e_t:</text:p>
          </table:table-cell>
          <table:table-cell office:value-type="float" office:value="0.779133" calcext:value-type="float">
            <text:p>0.779133</text:p>
          </table:table-cell>
          <table:table-cell office:value-type="string" calcext:value-type="string">
            <text:p>y_t:</text:p>
          </table:table-cell>
          <table:table-cell office:value-type="float" office:value="59.4032" calcext:value-type="float">
            <text:p>59.4032</text:p>
          </table:table-cell>
          <table:table-cell office:value-type="string" calcext:value-type="string">
            <text:p>P:</text:p>
          </table:table-cell>
          <table:table-cell office:value-type="float" office:value="7.79133" calcext:value-type="float">
            <text:p>7.79133</text:p>
          </table:table-cell>
          <table:table-cell office:value-type="string" calcext:value-type="string">
            <text:p>I:</text:p>
          </table:table-cell>
          <table:table-cell office:value-type="float" office:value="51.6119" calcext:value-type="float">
            <text:p>51.611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694" calcext:value-type="float">
            <text:p>0.1169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5703" calcext:value-type="float">
            <text:p>0.59570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072E-018" calcext:value-type="float">
            <text:p>3.4907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40433" calcext:value-type="float">
            <text:p>7.4043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97395" calcext:value-type="float">
            <text:p>0.897395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17955" calcext:value-type="float">
            <text:p>0.117955</text:p>
          </table:table-cell>
          <table:table-cell office:value-type="string" calcext:value-type="string">
            <text:p>e_t_SUMME:</text:p>
          </table:table-cell>
          <table:table-cell office:value-type="float" office:value="16.1155" calcext:value-type="float">
            <text:p>16.1155</text:p>
          </table:table-cell>
          <table:table-cell office:value-type="string" calcext:value-type="string">
            <text:p>e_t:</text:p>
          </table:table-cell>
          <table:table-cell office:value-type="float" office:value="0.77944" calcext:value-type="float">
            <text:p>0.77944</text:p>
          </table:table-cell>
          <table:table-cell office:value-type="string" calcext:value-type="string">
            <text:p>y_t:</text:p>
          </table:table-cell>
          <table:table-cell office:value-type="float" office:value="62.0294" calcext:value-type="float">
            <text:p>62.0294</text:p>
          </table:table-cell>
          <table:table-cell office:value-type="string" calcext:value-type="string">
            <text:p>P:</text:p>
          </table:table-cell>
          <table:table-cell office:value-type="float" office:value="7.7944" calcext:value-type="float">
            <text:p>7.7944</text:p>
          </table:table-cell>
          <table:table-cell office:value-type="string" calcext:value-type="string">
            <text:p>I:</text:p>
          </table:table-cell>
          <table:table-cell office:value-type="float" office:value="54.235" calcext:value-type="float">
            <text:p>54.23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7955" calcext:value-type="float">
            <text:p>0.11795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6582" calcext:value-type="float">
            <text:p>0.59658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212E-018" calcext:value-type="float">
            <text:p>3.492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74042" calcext:value-type="float">
            <text:p>7.7404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95987" calcext:value-type="float">
            <text:p>0.895987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18942" calcext:value-type="float">
            <text:p>0.118942</text:p>
          </table:table-cell>
          <table:table-cell office:value-type="string" calcext:value-type="string">
            <text:p>e_t_SUMME:</text:p>
          </table:table-cell>
          <table:table-cell office:value-type="float" office:value="16.8926" calcext:value-type="float">
            <text:p>16.8926</text:p>
          </table:table-cell>
          <table:table-cell office:value-type="string" calcext:value-type="string">
            <text:p>e_t:</text:p>
          </table:table-cell>
          <table:table-cell office:value-type="float" office:value="0.777045" calcext:value-type="float">
            <text:p>0.777045</text:p>
          </table:table-cell>
          <table:table-cell office:value-type="string" calcext:value-type="string">
            <text:p>y_t:</text:p>
          </table:table-cell>
          <table:table-cell office:value-type="float" office:value="64.6205" calcext:value-type="float">
            <text:p>64.6205</text:p>
          </table:table-cell>
          <table:table-cell office:value-type="string" calcext:value-type="string">
            <text:p>P:</text:p>
          </table:table-cell>
          <table:table-cell office:value-type="float" office:value="7.77045" calcext:value-type="float">
            <text:p>7.77045</text:p>
          </table:table-cell>
          <table:table-cell office:value-type="string" calcext:value-type="string">
            <text:p>I:</text:p>
          </table:table-cell>
          <table:table-cell office:value-type="float" office:value="56.85" calcext:value-type="float">
            <text:p>56.8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18942" calcext:value-type="float">
            <text:p>0.11894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5646" calcext:value-type="float">
            <text:p>0.59564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225E-018" calcext:value-type="float">
            <text:p>3.4922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07779" calcext:value-type="float">
            <text:p>8.0777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0123" calcext:value-type="float">
            <text:p>0.900123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0057" calcext:value-type="float">
            <text:p>0.120057</text:p>
          </table:table-cell>
          <table:table-cell office:value-type="string" calcext:value-type="string">
            <text:p>e_t_SUMME:</text:p>
          </table:table-cell>
          <table:table-cell office:value-type="float" office:value="17.6726" calcext:value-type="float">
            <text:p>17.6726</text:p>
          </table:table-cell>
          <table:table-cell office:value-type="string" calcext:value-type="string">
            <text:p>e_t:</text:p>
          </table:table-cell>
          <table:table-cell office:value-type="float" office:value="0.780065" calcext:value-type="float">
            <text:p>0.780065</text:p>
          </table:table-cell>
          <table:table-cell office:value-type="string" calcext:value-type="string">
            <text:p>y_t:</text:p>
          </table:table-cell>
          <table:table-cell office:value-type="float" office:value="67.2759" calcext:value-type="float">
            <text:p>67.2759</text:p>
          </table:table-cell>
          <table:table-cell office:value-type="string" calcext:value-type="string">
            <text:p>P:</text:p>
          </table:table-cell>
          <table:table-cell office:value-type="float" office:value="7.80065" calcext:value-type="float">
            <text:p>7.80065</text:p>
          </table:table-cell>
          <table:table-cell office:value-type="string" calcext:value-type="string">
            <text:p>I:</text:p>
          </table:table-cell>
          <table:table-cell office:value-type="float" office:value="59.4753" calcext:value-type="float">
            <text:p>59.475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0057" calcext:value-type="float">
            <text:p>0.12005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8395" calcext:value-type="float">
            <text:p>0.59839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6724E-018" calcext:value-type="float">
            <text:p>3.5672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41376" calcext:value-type="float">
            <text:p>8.4137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97659" calcext:value-type="float">
            <text:p>0.897659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0442" calcext:value-type="float">
            <text:p>0.120442</text:p>
          </table:table-cell>
          <table:table-cell office:value-type="string" calcext:value-type="string">
            <text:p>e_t_SUMME:</text:p>
          </table:table-cell>
          <table:table-cell office:value-type="float" office:value="18.4498" calcext:value-type="float">
            <text:p>18.4498</text:p>
          </table:table-cell>
          <table:table-cell office:value-type="string" calcext:value-type="string">
            <text:p>e_t:</text:p>
          </table:table-cell>
          <table:table-cell office:value-type="float" office:value="0.777217" calcext:value-type="float">
            <text:p>0.777217</text:p>
          </table:table-cell>
          <table:table-cell office:value-type="string" calcext:value-type="string">
            <text:p>y_t:</text:p>
          </table:table-cell>
          <table:table-cell office:value-type="float" office:value="69.8631" calcext:value-type="float">
            <text:p>69.8631</text:p>
          </table:table-cell>
          <table:table-cell office:value-type="string" calcext:value-type="string">
            <text:p>P:</text:p>
          </table:table-cell>
          <table:table-cell office:value-type="float" office:value="7.77217" calcext:value-type="float">
            <text:p>7.77217</text:p>
          </table:table-cell>
          <table:table-cell office:value-type="string" calcext:value-type="string">
            <text:p>I:</text:p>
          </table:table-cell>
          <table:table-cell office:value-type="float" office:value="62.0909" calcext:value-type="float">
            <text:p>62.090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0442" calcext:value-type="float">
            <text:p>0.12044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6757" calcext:value-type="float">
            <text:p>0.59675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1173E-018" calcext:value-type="float">
            <text:p>3.5117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75109" calcext:value-type="float">
            <text:p>8.7510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1519" calcext:value-type="float">
            <text:p>0.901519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1225" calcext:value-type="float">
            <text:p>0.121225</text:p>
          </table:table-cell>
          <table:table-cell office:value-type="string" calcext:value-type="string">
            <text:p>e_t_SUMME:</text:p>
          </table:table-cell>
          <table:table-cell office:value-type="float" office:value="19.2301" calcext:value-type="float">
            <text:p>19.2301</text:p>
          </table:table-cell>
          <table:table-cell office:value-type="string" calcext:value-type="string">
            <text:p>e_t:</text:p>
          </table:table-cell>
          <table:table-cell office:value-type="float" office:value="0.780295" calcext:value-type="float">
            <text:p>0.780295</text:p>
          </table:table-cell>
          <table:table-cell office:value-type="string" calcext:value-type="string">
            <text:p>y_t:</text:p>
          </table:table-cell>
          <table:table-cell office:value-type="float" office:value="72.5198" calcext:value-type="float">
            <text:p>72.5198</text:p>
          </table:table-cell>
          <table:table-cell office:value-type="string" calcext:value-type="string">
            <text:p>P:</text:p>
          </table:table-cell>
          <table:table-cell office:value-type="float" office:value="7.80295" calcext:value-type="float">
            <text:p>7.80295</text:p>
          </table:table-cell>
          <table:table-cell office:value-type="string" calcext:value-type="string">
            <text:p>I:</text:p>
          </table:table-cell>
          <table:table-cell office:value-type="float" office:value="64.7169" calcext:value-type="float">
            <text:p>64.716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1225" calcext:value-type="float">
            <text:p>0.12122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9324" calcext:value-type="float">
            <text:p>0.59932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3853E-018" calcext:value-type="float">
            <text:p>3.5385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08704" calcext:value-type="float">
            <text:p>9.0870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98743" calcext:value-type="float">
            <text:p>0.898743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1359" calcext:value-type="float">
            <text:p>0.121359</text:p>
          </table:table-cell>
          <table:table-cell office:value-type="string" calcext:value-type="string">
            <text:p>e_t_SUMME:</text:p>
          </table:table-cell>
          <table:table-cell office:value-type="float" office:value="20.0075" calcext:value-type="float">
            <text:p>20.0075</text:p>
          </table:table-cell>
          <table:table-cell office:value-type="string" calcext:value-type="string">
            <text:p>e_t:</text:p>
          </table:table-cell>
          <table:table-cell office:value-type="float" office:value="0.777385" calcext:value-type="float">
            <text:p>0.777385</text:p>
          </table:table-cell>
          <table:table-cell office:value-type="string" calcext:value-type="string">
            <text:p>y_t:</text:p>
          </table:table-cell>
          <table:table-cell office:value-type="float" office:value="75.1069" calcext:value-type="float">
            <text:p>75.1069</text:p>
          </table:table-cell>
          <table:table-cell office:value-type="string" calcext:value-type="string">
            <text:p>P:</text:p>
          </table:table-cell>
          <table:table-cell office:value-type="float" office:value="7.77385" calcext:value-type="float">
            <text:p>7.77385</text:p>
          </table:table-cell>
          <table:table-cell office:value-type="string" calcext:value-type="string">
            <text:p>I:</text:p>
          </table:table-cell>
          <table:table-cell office:value-type="float" office:value="67.3331" calcext:value-type="float">
            <text:p>67.333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1359" calcext:value-type="float">
            <text:p>0.12135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7478" calcext:value-type="float">
            <text:p>0.59747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1399E-018" calcext:value-type="float">
            <text:p>3.5139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42434" calcext:value-type="float">
            <text:p>9.4243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2406" calcext:value-type="float">
            <text:p>0.902406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1965" calcext:value-type="float">
            <text:p>0.121965</text:p>
          </table:table-cell>
          <table:table-cell office:value-type="string" calcext:value-type="string">
            <text:p>e_t_SUMME:</text:p>
          </table:table-cell>
          <table:table-cell office:value-type="float" office:value="20.788" calcext:value-type="float">
            <text:p>20.788</text:p>
          </table:table-cell>
          <table:table-cell office:value-type="string" calcext:value-type="string">
            <text:p>e_t:</text:p>
          </table:table-cell>
          <table:table-cell office:value-type="float" office:value="0.780441" calcext:value-type="float">
            <text:p>0.780441</text:p>
          </table:table-cell>
          <table:table-cell office:value-type="string" calcext:value-type="string">
            <text:p>y_t:</text:p>
          </table:table-cell>
          <table:table-cell office:value-type="float" office:value="77.764" calcext:value-type="float">
            <text:p>77.764</text:p>
          </table:table-cell>
          <table:table-cell office:value-type="string" calcext:value-type="string">
            <text:p>P:</text:p>
          </table:table-cell>
          <table:table-cell office:value-type="float" office:value="7.80441" calcext:value-type="float">
            <text:p>7.80441</text:p>
          </table:table-cell>
          <table:table-cell office:value-type="string" calcext:value-type="string">
            <text:p>I:</text:p>
          </table:table-cell>
          <table:table-cell office:value-type="float" office:value="69.9596" calcext:value-type="float">
            <text:p>69.959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1965" calcext:value-type="float">
            <text:p>0.12196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9913" calcext:value-type="float">
            <text:p>0.59991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9548E-018" calcext:value-type="float">
            <text:p>3.5954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76025" calcext:value-type="float">
            <text:p>9.7602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1868" calcext:value-type="float">
            <text:p>0.901868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1809" calcext:value-type="float">
            <text:p>0.121809</text:p>
          </table:table-cell>
          <table:table-cell office:value-type="string" calcext:value-type="string">
            <text:p>e_t_SUMME:</text:p>
          </table:table-cell>
          <table:table-cell office:value-type="float" office:value="21.568" calcext:value-type="float">
            <text:p>21.568</text:p>
          </table:table-cell>
          <table:table-cell office:value-type="string" calcext:value-type="string">
            <text:p>e_t:</text:p>
          </table:table-cell>
          <table:table-cell office:value-type="float" office:value="0.780059" calcext:value-type="float">
            <text:p>0.780059</text:p>
          </table:table-cell>
          <table:table-cell office:value-type="string" calcext:value-type="string">
            <text:p>y_t:</text:p>
          </table:table-cell>
          <table:table-cell office:value-type="float" office:value="80.3854" calcext:value-type="float">
            <text:p>80.3854</text:p>
          </table:table-cell>
          <table:table-cell office:value-type="string" calcext:value-type="string">
            <text:p>P:</text:p>
          </table:table-cell>
          <table:table-cell office:value-type="float" office:value="7.80059" calcext:value-type="float">
            <text:p>7.80059</text:p>
          </table:table-cell>
          <table:table-cell office:value-type="string" calcext:value-type="string">
            <text:p>I:</text:p>
          </table:table-cell>
          <table:table-cell office:value-type="float" office:value="72.5848" calcext:value-type="float">
            <text:p>72.584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1809" calcext:value-type="float">
            <text:p>0.12180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9555" calcext:value-type="float">
            <text:p>0.59955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025E-018" calcext:value-type="float">
            <text:p>3.5202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0962" calcext:value-type="float">
            <text:p>10.096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996" calcext:value-type="float">
            <text:p>0.8996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1946" calcext:value-type="float">
            <text:p>0.121946</text:p>
          </table:table-cell>
          <table:table-cell office:value-type="string" calcext:value-type="string">
            <text:p>e_t_SUMME:</text:p>
          </table:table-cell>
          <table:table-cell office:value-type="float" office:value="22.3457" calcext:value-type="float">
            <text:p>22.3457</text:p>
          </table:table-cell>
          <table:table-cell office:value-type="string" calcext:value-type="string">
            <text:p>e_t:</text:p>
          </table:table-cell>
          <table:table-cell office:value-type="float" office:value="0.777655" calcext:value-type="float">
            <text:p>0.777655</text:p>
          </table:table-cell>
          <table:table-cell office:value-type="string" calcext:value-type="string">
            <text:p>y_t:</text:p>
          </table:table-cell>
          <table:table-cell office:value-type="float" office:value="82.9785" calcext:value-type="float">
            <text:p>82.9785</text:p>
          </table:table-cell>
          <table:table-cell office:value-type="string" calcext:value-type="string">
            <text:p>P:</text:p>
          </table:table-cell>
          <table:table-cell office:value-type="float" office:value="7.77655" calcext:value-type="float">
            <text:p>7.77655</text:p>
          </table:table-cell>
          <table:table-cell office:value-type="string" calcext:value-type="string">
            <text:p>I:</text:p>
          </table:table-cell>
          <table:table-cell office:value-type="float" office:value="75.2019" calcext:value-type="float">
            <text:p>75.201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1946" calcext:value-type="float">
            <text:p>0.12194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8048" calcext:value-type="float">
            <text:p>0.59804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0674E-018" calcext:value-type="float">
            <text:p>3.5067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4335" calcext:value-type="float">
            <text:p>10.433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3058" calcext:value-type="float">
            <text:p>0.903058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482" calcext:value-type="float">
            <text:p>0.122482</text:p>
          </table:table-cell>
          <table:table-cell office:value-type="string" calcext:value-type="string">
            <text:p>e_t_SUMME:</text:p>
          </table:table-cell>
          <table:table-cell office:value-type="float" office:value="23.1262" calcext:value-type="float">
            <text:p>23.1262</text:p>
          </table:table-cell>
          <table:table-cell office:value-type="string" calcext:value-type="string">
            <text:p>e_t:</text:p>
          </table:table-cell>
          <table:table-cell office:value-type="float" office:value="0.780576" calcext:value-type="float">
            <text:p>0.780576</text:p>
          </table:table-cell>
          <table:table-cell office:value-type="string" calcext:value-type="string">
            <text:p>y_t:</text:p>
          </table:table-cell>
          <table:table-cell office:value-type="float" office:value="85.6346" calcext:value-type="float">
            <text:p>85.6346</text:p>
          </table:table-cell>
          <table:table-cell office:value-type="string" calcext:value-type="string">
            <text:p>P:</text:p>
          </table:table-cell>
          <table:table-cell office:value-type="float" office:value="7.80576" calcext:value-type="float">
            <text:p>7.80576</text:p>
          </table:table-cell>
          <table:table-cell office:value-type="string" calcext:value-type="string">
            <text:p>I:</text:p>
          </table:table-cell>
          <table:table-cell office:value-type="float" office:value="77.8288" calcext:value-type="float">
            <text:p>77.828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482" calcext:value-type="float">
            <text:p>0.12248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00347" calcext:value-type="float">
            <text:p>0.60034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4006E-018" calcext:value-type="float">
            <text:p>3.5400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7693" calcext:value-type="float">
            <text:p>10.769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899981" calcext:value-type="float">
            <text:p>0.899981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335" calcext:value-type="float">
            <text:p>0.122335</text:p>
          </table:table-cell>
          <table:table-cell office:value-type="string" calcext:value-type="string">
            <text:p>e_t_SUMME:</text:p>
          </table:table-cell>
          <table:table-cell office:value-type="float" office:value="23.9039" calcext:value-type="float">
            <text:p>23.9039</text:p>
          </table:table-cell>
          <table:table-cell office:value-type="string" calcext:value-type="string">
            <text:p>e_t:</text:p>
          </table:table-cell>
          <table:table-cell office:value-type="float" office:value="0.777646" calcext:value-type="float">
            <text:p>0.777646</text:p>
          </table:table-cell>
          <table:table-cell office:value-type="string" calcext:value-type="string">
            <text:p>y_t:</text:p>
          </table:table-cell>
          <table:table-cell office:value-type="float" office:value="88.2224" calcext:value-type="float">
            <text:p>88.2224</text:p>
          </table:table-cell>
          <table:table-cell office:value-type="string" calcext:value-type="string">
            <text:p>P:</text:p>
          </table:table-cell>
          <table:table-cell office:value-type="float" office:value="7.77646" calcext:value-type="float">
            <text:p>7.77646</text:p>
          </table:table-cell>
          <table:table-cell office:value-type="string" calcext:value-type="string">
            <text:p>I:</text:p>
          </table:table-cell>
          <table:table-cell office:value-type="float" office:value="80.4459" calcext:value-type="float">
            <text:p>80.445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335" calcext:value-type="float">
            <text:p>0.12233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8301" calcext:value-type="float">
            <text:p>0.59830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7458E-018" calcext:value-type="float">
            <text:p>3.5745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1066" calcext:value-type="float">
            <text:p>11.106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3415" calcext:value-type="float">
            <text:p>0.903415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744" calcext:value-type="float">
            <text:p>0.122744</text:p>
          </table:table-cell>
          <table:table-cell office:value-type="string" calcext:value-type="string">
            <text:p>e_t_SUMME:</text:p>
          </table:table-cell>
          <table:table-cell office:value-type="float" office:value="24.6846" calcext:value-type="float">
            <text:p>24.6846</text:p>
          </table:table-cell>
          <table:table-cell office:value-type="string" calcext:value-type="string">
            <text:p>e_t:</text:p>
          </table:table-cell>
          <table:table-cell office:value-type="float" office:value="0.780671" calcext:value-type="float">
            <text:p>0.780671</text:p>
          </table:table-cell>
          <table:table-cell office:value-type="string" calcext:value-type="string">
            <text:p>y_t:</text:p>
          </table:table-cell>
          <table:table-cell office:value-type="float" office:value="90.8799" calcext:value-type="float">
            <text:p>90.8799</text:p>
          </table:table-cell>
          <table:table-cell office:value-type="string" calcext:value-type="string">
            <text:p>P:</text:p>
          </table:table-cell>
          <table:table-cell office:value-type="float" office:value="7.80671" calcext:value-type="float">
            <text:p>7.80671</text:p>
          </table:table-cell>
          <table:table-cell office:value-type="string" calcext:value-type="string">
            <text:p>I:</text:p>
          </table:table-cell>
          <table:table-cell office:value-type="float" office:value="83.0732" calcext:value-type="float">
            <text:p>83.073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744" calcext:value-type="float">
            <text:p>0.12274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00584" calcext:value-type="float">
            <text:p>0.60058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9853E-018" calcext:value-type="float">
            <text:p>3.5985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4424" calcext:value-type="float">
            <text:p>11.442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026" calcext:value-type="float">
            <text:p>0.90026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541" calcext:value-type="float">
            <text:p>0.122541</text:p>
          </table:table-cell>
          <table:table-cell office:value-type="string" calcext:value-type="string">
            <text:p>e_t_SUMME:</text:p>
          </table:table-cell>
          <table:table-cell office:value-type="float" office:value="25.4623" calcext:value-type="float">
            <text:p>25.4623</text:p>
          </table:table-cell>
          <table:table-cell office:value-type="string" calcext:value-type="string">
            <text:p>e_t:</text:p>
          </table:table-cell>
          <table:table-cell office:value-type="float" office:value="0.777719" calcext:value-type="float">
            <text:p>0.777719</text:p>
          </table:table-cell>
          <table:table-cell office:value-type="string" calcext:value-type="string">
            <text:p>y_t:</text:p>
          </table:table-cell>
          <table:table-cell office:value-type="float" office:value="93.4677" calcext:value-type="float">
            <text:p>93.4677</text:p>
          </table:table-cell>
          <table:table-cell office:value-type="string" calcext:value-type="string">
            <text:p>P:</text:p>
          </table:table-cell>
          <table:table-cell office:value-type="float" office:value="7.77719" calcext:value-type="float">
            <text:p>7.77719</text:p>
          </table:table-cell>
          <table:table-cell office:value-type="string" calcext:value-type="string">
            <text:p>I:</text:p>
          </table:table-cell>
          <table:table-cell office:value-type="float" office:value="85.6905" calcext:value-type="float">
            <text:p>85.690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541" calcext:value-type="float">
            <text:p>0.12254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8487" calcext:value-type="float">
            <text:p>0.59848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0424E-018" calcext:value-type="float">
            <text:p>3.6042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7797" calcext:value-type="float">
            <text:p>11.779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3641" calcext:value-type="float">
            <text:p>0.903641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903" calcext:value-type="float">
            <text:p>0.122903</text:p>
          </table:table-cell>
          <table:table-cell office:value-type="string" calcext:value-type="string">
            <text:p>e_t_SUMME:</text:p>
          </table:table-cell>
          <table:table-cell office:value-type="float" office:value="26.243" calcext:value-type="float">
            <text:p>26.243</text:p>
          </table:table-cell>
          <table:table-cell office:value-type="string" calcext:value-type="string">
            <text:p>e_t:</text:p>
          </table:table-cell>
          <table:table-cell office:value-type="float" office:value="0.780738" calcext:value-type="float">
            <text:p>0.780738</text:p>
          </table:table-cell>
          <table:table-cell office:value-type="string" calcext:value-type="string">
            <text:p>y_t:</text:p>
          </table:table-cell>
          <table:table-cell office:value-type="float" office:value="96.1254" calcext:value-type="float">
            <text:p>96.1254</text:p>
          </table:table-cell>
          <table:table-cell office:value-type="string" calcext:value-type="string">
            <text:p>P:</text:p>
          </table:table-cell>
          <table:table-cell office:value-type="float" office:value="7.80738" calcext:value-type="float">
            <text:p>7.80738</text:p>
          </table:table-cell>
          <table:table-cell office:value-type="string" calcext:value-type="string">
            <text:p>I:</text:p>
          </table:table-cell>
          <table:table-cell office:value-type="float" office:value="88.318" calcext:value-type="float">
            <text:p>88.31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903" calcext:value-type="float">
            <text:p>0.12290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00734" calcext:value-type="float">
            <text:p>0.60073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3129E-018" calcext:value-type="float">
            <text:p>3.5312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1155" calcext:value-type="float">
            <text:p>12.115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0454" calcext:value-type="float">
            <text:p>0.900454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644" calcext:value-type="float">
            <text:p>0.122644</text:p>
          </table:table-cell>
          <table:table-cell office:value-type="string" calcext:value-type="string">
            <text:p>e_t_SUMME:</text:p>
          </table:table-cell>
          <table:table-cell office:value-type="float" office:value="27.0208" calcext:value-type="float">
            <text:p>27.0208</text:p>
          </table:table-cell>
          <table:table-cell office:value-type="string" calcext:value-type="string">
            <text:p>e_t:</text:p>
          </table:table-cell>
          <table:table-cell office:value-type="float" office:value="0.77781" calcext:value-type="float">
            <text:p>0.77781</text:p>
          </table:table-cell>
          <table:table-cell office:value-type="string" calcext:value-type="string">
            <text:p>y_t:</text:p>
          </table:table-cell>
          <table:table-cell office:value-type="float" office:value="98.7137" calcext:value-type="float">
            <text:p>98.7137</text:p>
          </table:table-cell>
          <table:table-cell office:value-type="string" calcext:value-type="string">
            <text:p>P:</text:p>
          </table:table-cell>
          <table:table-cell office:value-type="float" office:value="7.7781" calcext:value-type="float">
            <text:p>7.7781</text:p>
          </table:table-cell>
          <table:table-cell office:value-type="string" calcext:value-type="string">
            <text:p>I:</text:p>
          </table:table-cell>
          <table:table-cell office:value-type="float" office:value="90.9356" calcext:value-type="float">
            <text:p>90.935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644" calcext:value-type="float">
            <text:p>0.12264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8615" calcext:value-type="float">
            <text:p>0.59861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6874E-018" calcext:value-type="float">
            <text:p>3.4687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4527" calcext:value-type="float">
            <text:p>12.452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3788" calcext:value-type="float">
            <text:p>0.903788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983" calcext:value-type="float">
            <text:p>0.122983</text:p>
          </table:table-cell>
          <table:table-cell office:value-type="string" calcext:value-type="string">
            <text:p>e_t_SUMME:</text:p>
          </table:table-cell>
          <table:table-cell office:value-type="float" office:value="27.8016" calcext:value-type="float">
            <text:p>27.8016</text:p>
          </table:table-cell>
          <table:table-cell office:value-type="string" calcext:value-type="string">
            <text:p>e_t:</text:p>
          </table:table-cell>
          <table:table-cell office:value-type="float" office:value="0.780805" calcext:value-type="float">
            <text:p>0.780805</text:p>
          </table:table-cell>
          <table:table-cell office:value-type="string" calcext:value-type="string">
            <text:p>y_t:</text:p>
          </table:table-cell>
          <table:table-cell office:value-type="float" office:value="101.371" calcext:value-type="float">
            <text:p>101.371</text:p>
          </table:table-cell>
          <table:table-cell office:value-type="string" calcext:value-type="string">
            <text:p>P:</text:p>
          </table:table-cell>
          <table:table-cell office:value-type="float" office:value="7.80805" calcext:value-type="float">
            <text:p>7.80805</text:p>
          </table:table-cell>
          <table:table-cell office:value-type="string" calcext:value-type="string">
            <text:p>I:</text:p>
          </table:table-cell>
          <table:table-cell office:value-type="float" office:value="93.5634" calcext:value-type="float">
            <text:p>93.563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983" calcext:value-type="float">
            <text:p>0.12298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00832" calcext:value-type="float">
            <text:p>0.60083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4823E-018" calcext:value-type="float">
            <text:p>3.5482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7886" calcext:value-type="float">
            <text:p>12.788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0566" calcext:value-type="float">
            <text:p>0.900566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697" calcext:value-type="float">
            <text:p>0.122697</text:p>
          </table:table-cell>
          <table:table-cell office:value-type="string" calcext:value-type="string">
            <text:p>e_t_SUMME:</text:p>
          </table:table-cell>
          <table:table-cell office:value-type="float" office:value="28.5795" calcext:value-type="float">
            <text:p>28.5795</text:p>
          </table:table-cell>
          <table:table-cell office:value-type="string" calcext:value-type="string">
            <text:p>e_t:</text:p>
          </table:table-cell>
          <table:table-cell office:value-type="float" office:value="0.777869" calcext:value-type="float">
            <text:p>0.777869</text:p>
          </table:table-cell>
          <table:table-cell office:value-type="string" calcext:value-type="string">
            <text:p>y_t:</text:p>
          </table:table-cell>
          <table:table-cell office:value-type="float" office:value="103.96" calcext:value-type="float">
            <text:p>103.96</text:p>
          </table:table-cell>
          <table:table-cell office:value-type="string" calcext:value-type="string">
            <text:p>P:</text:p>
          </table:table-cell>
          <table:table-cell office:value-type="float" office:value="7.77869" calcext:value-type="float">
            <text:p>7.77869</text:p>
          </table:table-cell>
          <table:table-cell office:value-type="string" calcext:value-type="string">
            <text:p>I:</text:p>
          </table:table-cell>
          <table:table-cell office:value-type="float" office:value="96.1812" calcext:value-type="float">
            <text:p>96.181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697" calcext:value-type="float">
            <text:p>0.12269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869" calcext:value-type="float">
            <text:p>0.5986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268E-018" calcext:value-type="float">
            <text:p>3.4926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1257" calcext:value-type="float">
            <text:p>13.125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3889" calcext:value-type="float">
            <text:p>0.903889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3024" calcext:value-type="float">
            <text:p>0.123024</text:p>
          </table:table-cell>
          <table:table-cell office:value-type="string" calcext:value-type="string">
            <text:p>e_t_SUMME:</text:p>
          </table:table-cell>
          <table:table-cell office:value-type="float" office:value="29.3604" calcext:value-type="float">
            <text:p>29.3604</text:p>
          </table:table-cell>
          <table:table-cell office:value-type="string" calcext:value-type="string">
            <text:p>e_t:</text:p>
          </table:table-cell>
          <table:table-cell office:value-type="float" office:value="0.780866" calcext:value-type="float">
            <text:p>0.780866</text:p>
          </table:table-cell>
          <table:table-cell office:value-type="string" calcext:value-type="string">
            <text:p>y_t:</text:p>
          </table:table-cell>
          <table:table-cell office:value-type="float" office:value="106.618" calcext:value-type="float">
            <text:p>106.618</text:p>
          </table:table-cell>
          <table:table-cell office:value-type="string" calcext:value-type="string">
            <text:p>P:</text:p>
          </table:table-cell>
          <table:table-cell office:value-type="float" office:value="7.80866" calcext:value-type="float">
            <text:p>7.80866</text:p>
          </table:table-cell>
          <table:table-cell office:value-type="string" calcext:value-type="string">
            <text:p>I:</text:p>
          </table:table-cell>
          <table:table-cell office:value-type="float" office:value="98.8091" calcext:value-type="float">
            <text:p>98.809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3024" calcext:value-type="float">
            <text:p>0.12302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00899" calcext:value-type="float">
            <text:p>0.60089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0395E-018" calcext:value-type="float">
            <text:p>3.6039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4616" calcext:value-type="float">
            <text:p>13.461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0636" calcext:value-type="float">
            <text:p>0.900636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722" calcext:value-type="float">
            <text:p>0.122722</text:p>
          </table:table-cell>
          <table:table-cell office:value-type="string" calcext:value-type="string">
            <text:p>e_t_SUMME:</text:p>
          </table:table-cell>
          <table:table-cell office:value-type="float" office:value="30.1383" calcext:value-type="float">
            <text:p>30.1383</text:p>
          </table:table-cell>
          <table:table-cell office:value-type="string" calcext:value-type="string">
            <text:p>e_t:</text:p>
          </table:table-cell>
          <table:table-cell office:value-type="float" office:value="0.777914" calcext:value-type="float">
            <text:p>0.777914</text:p>
          </table:table-cell>
          <table:table-cell office:value-type="string" calcext:value-type="string">
            <text:p>y_t:</text:p>
          </table:table-cell>
          <table:table-cell office:value-type="float" office:value="109.206" calcext:value-type="float">
            <text:p>109.206</text:p>
          </table:table-cell>
          <table:table-cell office:value-type="string" calcext:value-type="string">
            <text:p>P:</text:p>
          </table:table-cell>
          <table:table-cell office:value-type="float" office:value="7.77914" calcext:value-type="float">
            <text:p>7.77914</text:p>
          </table:table-cell>
          <table:table-cell office:value-type="string" calcext:value-type="string">
            <text:p>I:</text:p>
          </table:table-cell>
          <table:table-cell office:value-type="float" office:value="101.427" calcext:value-type="float">
            <text:p>101.42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722" calcext:value-type="float">
            <text:p>0.12272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8736" calcext:value-type="float">
            <text:p>0.59873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8634E-018" calcext:value-type="float">
            <text:p>3.4863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7987" calcext:value-type="float">
            <text:p>13.798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153" calcext:value-type="float">
            <text:p>0.90153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3203" calcext:value-type="float">
            <text:p>0.123203</text:p>
          </table:table-cell>
          <table:table-cell office:value-type="string" calcext:value-type="string">
            <text:p>e_t_SUMME:</text:p>
          </table:table-cell>
          <table:table-cell office:value-type="float" office:value="30.9166" calcext:value-type="float">
            <text:p>30.9166</text:p>
          </table:table-cell>
          <table:table-cell office:value-type="string" calcext:value-type="string">
            <text:p>e_t:</text:p>
          </table:table-cell>
          <table:table-cell office:value-type="float" office:value="0.778327" calcext:value-type="float">
            <text:p>0.778327</text:p>
          </table:table-cell>
          <table:table-cell office:value-type="string" calcext:value-type="string">
            <text:p>y_t:</text:p>
          </table:table-cell>
          <table:table-cell office:value-type="float" office:value="111.83" calcext:value-type="float">
            <text:p>111.83</text:p>
          </table:table-cell>
          <table:table-cell office:value-type="string" calcext:value-type="string">
            <text:p>P:</text:p>
          </table:table-cell>
          <table:table-cell office:value-type="float" office:value="7.78327" calcext:value-type="float">
            <text:p>7.78327</text:p>
          </table:table-cell>
          <table:table-cell office:value-type="string" calcext:value-type="string">
            <text:p>I:</text:p>
          </table:table-cell>
          <table:table-cell office:value-type="float" office:value="104.046" calcext:value-type="float">
            <text:p>104.04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3203" calcext:value-type="float">
            <text:p>0.12320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9331" calcext:value-type="float">
            <text:p>0.59933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5176E-018" calcext:value-type="float">
            <text:p>3.4517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1359" calcext:value-type="float">
            <text:p>14.135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4113" calcext:value-type="float">
            <text:p>0.904113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3177" calcext:value-type="float">
            <text:p>0.123177</text:p>
          </table:table-cell>
          <table:table-cell office:value-type="string" calcext:value-type="string">
            <text:p>e_t_SUMME:</text:p>
          </table:table-cell>
          <table:table-cell office:value-type="float" office:value="31.6975" calcext:value-type="float">
            <text:p>31.6975</text:p>
          </table:table-cell>
          <table:table-cell office:value-type="string" calcext:value-type="string">
            <text:p>e_t:</text:p>
          </table:table-cell>
          <table:table-cell office:value-type="float" office:value="0.780935" calcext:value-type="float">
            <text:p>0.780935</text:p>
          </table:table-cell>
          <table:table-cell office:value-type="string" calcext:value-type="string">
            <text:p>y_t:</text:p>
          </table:table-cell>
          <table:table-cell office:value-type="float" office:value="114.484" calcext:value-type="float">
            <text:p>114.484</text:p>
          </table:table-cell>
          <table:table-cell office:value-type="string" calcext:value-type="string">
            <text:p>P:</text:p>
          </table:table-cell>
          <table:table-cell office:value-type="float" office:value="7.80935" calcext:value-type="float">
            <text:p>7.80935</text:p>
          </table:table-cell>
          <table:table-cell office:value-type="string" calcext:value-type="string">
            <text:p>I:</text:p>
          </table:table-cell>
          <table:table-cell office:value-type="float" office:value="106.675" calcext:value-type="float">
            <text:p>106.67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3177" calcext:value-type="float">
            <text:p>0.12317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01048" calcext:value-type="float">
            <text:p>0.60104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9218E-018" calcext:value-type="float">
            <text:p>3.5921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4717" calcext:value-type="float">
            <text:p>14.471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0887" calcext:value-type="float">
            <text:p>0.900887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844" calcext:value-type="float">
            <text:p>0.122844</text:p>
          </table:table-cell>
          <table:table-cell office:value-type="string" calcext:value-type="string">
            <text:p>e_t_SUMME:</text:p>
          </table:table-cell>
          <table:table-cell office:value-type="float" office:value="32.4756" calcext:value-type="float">
            <text:p>32.4756</text:p>
          </table:table-cell>
          <table:table-cell office:value-type="string" calcext:value-type="string">
            <text:p>e_t:</text:p>
          </table:table-cell>
          <table:table-cell office:value-type="float" office:value="0.778043" calcext:value-type="float">
            <text:p>0.778043</text:p>
          </table:table-cell>
          <table:table-cell office:value-type="string" calcext:value-type="string">
            <text:p>y_t:</text:p>
          </table:table-cell>
          <table:table-cell office:value-type="float" office:value="117.073" calcext:value-type="float">
            <text:p>117.073</text:p>
          </table:table-cell>
          <table:table-cell office:value-type="string" calcext:value-type="string">
            <text:p>P:</text:p>
          </table:table-cell>
          <table:table-cell office:value-type="float" office:value="7.78043" calcext:value-type="float">
            <text:p>7.78043</text:p>
          </table:table-cell>
          <table:table-cell office:value-type="string" calcext:value-type="string">
            <text:p>I:</text:p>
          </table:table-cell>
          <table:table-cell office:value-type="float" office:value="109.293" calcext:value-type="float">
            <text:p>109.29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844" calcext:value-type="float">
            <text:p>0.12284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8903" calcext:value-type="float">
            <text:p>0.59890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6505E-018" calcext:value-type="float">
            <text:p>3.6650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8088" calcext:value-type="float">
            <text:p>14.808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4071" calcext:value-type="float">
            <text:p>0.904071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3062" calcext:value-type="float">
            <text:p>0.123062</text:p>
          </table:table-cell>
          <table:table-cell office:value-type="string" calcext:value-type="string">
            <text:p>e_t_SUMME:</text:p>
          </table:table-cell>
          <table:table-cell office:value-type="float" office:value="33.2566" calcext:value-type="float">
            <text:p>33.2566</text:p>
          </table:table-cell>
          <table:table-cell office:value-type="string" calcext:value-type="string">
            <text:p>e_t:</text:p>
          </table:table-cell>
          <table:table-cell office:value-type="float" office:value="0.781008" calcext:value-type="float">
            <text:p>0.781008</text:p>
          </table:table-cell>
          <table:table-cell office:value-type="string" calcext:value-type="string">
            <text:p>y_t:</text:p>
          </table:table-cell>
          <table:table-cell office:value-type="float" office:value="119.732" calcext:value-type="float">
            <text:p>119.732</text:p>
          </table:table-cell>
          <table:table-cell office:value-type="string" calcext:value-type="string">
            <text:p>P:</text:p>
          </table:table-cell>
          <table:table-cell office:value-type="float" office:value="7.81008" calcext:value-type="float">
            <text:p>7.81008</text:p>
          </table:table-cell>
          <table:table-cell office:value-type="string" calcext:value-type="string">
            <text:p>I:</text:p>
          </table:table-cell>
          <table:table-cell office:value-type="float" office:value="111.921" calcext:value-type="float">
            <text:p>111.92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3062" calcext:value-type="float">
            <text:p>0.12306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0102" calcext:value-type="float">
            <text:p>0.6010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211E-018" calcext:value-type="float">
            <text:p>3.4921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1446" calcext:value-type="float">
            <text:p>15.144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0841" calcext:value-type="float">
            <text:p>0.900841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761" calcext:value-type="float">
            <text:p>0.122761</text:p>
          </table:table-cell>
          <table:table-cell office:value-type="string" calcext:value-type="string">
            <text:p>e_t_SUMME:</text:p>
          </table:table-cell>
          <table:table-cell office:value-type="float" office:value="34.0347" calcext:value-type="float">
            <text:p>34.0347</text:p>
          </table:table-cell>
          <table:table-cell office:value-type="string" calcext:value-type="string">
            <text:p>e_t:</text:p>
          </table:table-cell>
          <table:table-cell office:value-type="float" office:value="0.77808" calcext:value-type="float">
            <text:p>0.77808</text:p>
          </table:table-cell>
          <table:table-cell office:value-type="string" calcext:value-type="string">
            <text:p>y_t:</text:p>
          </table:table-cell>
          <table:table-cell office:value-type="float" office:value="122.321" calcext:value-type="float">
            <text:p>122.321</text:p>
          </table:table-cell>
          <table:table-cell office:value-type="string" calcext:value-type="string">
            <text:p>P:</text:p>
          </table:table-cell>
          <table:table-cell office:value-type="float" office:value="7.78081" calcext:value-type="float">
            <text:p>7.78081</text:p>
          </table:table-cell>
          <table:table-cell office:value-type="string" calcext:value-type="string">
            <text:p>I:</text:p>
          </table:table-cell>
          <table:table-cell office:value-type="float" office:value="114.54" calcext:value-type="float">
            <text:p>114.5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761" calcext:value-type="float">
            <text:p>0.12276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8873" calcext:value-type="float">
            <text:p>0.59887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762E-018" calcext:value-type="float">
            <text:p>3.5276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4818" calcext:value-type="float">
            <text:p>15.481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4114" calcext:value-type="float">
            <text:p>0.904114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3037" calcext:value-type="float">
            <text:p>0.123037</text:p>
          </table:table-cell>
          <table:table-cell office:value-type="string" calcext:value-type="string">
            <text:p>e_t_SUMME:</text:p>
          </table:table-cell>
          <table:table-cell office:value-type="float" office:value="34.8158" calcext:value-type="float">
            <text:p>34.8158</text:p>
          </table:table-cell>
          <table:table-cell office:value-type="string" calcext:value-type="string">
            <text:p>e_t:</text:p>
          </table:table-cell>
          <table:table-cell office:value-type="float" office:value="0.781077" calcext:value-type="float">
            <text:p>0.781077</text:p>
          </table:table-cell>
          <table:table-cell office:value-type="string" calcext:value-type="string">
            <text:p>y_t:</text:p>
          </table:table-cell>
          <table:table-cell office:value-type="float" office:value="124.979" calcext:value-type="float">
            <text:p>124.979</text:p>
          </table:table-cell>
          <table:table-cell office:value-type="string" calcext:value-type="string">
            <text:p>P:</text:p>
          </table:table-cell>
          <table:table-cell office:value-type="float" office:value="7.81077" calcext:value-type="float">
            <text:p>7.81077</text:p>
          </table:table-cell>
          <table:table-cell office:value-type="string" calcext:value-type="string">
            <text:p>I:</text:p>
          </table:table-cell>
          <table:table-cell office:value-type="float" office:value="117.169" calcext:value-type="float">
            <text:p>117.16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3037" calcext:value-type="float">
            <text:p>0.12303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01048" calcext:value-type="float">
            <text:p>0.60104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812E-018" calcext:value-type="float">
            <text:p>3.48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8176" calcext:value-type="float">
            <text:p>15.817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0844" calcext:value-type="float">
            <text:p>0.900844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693" calcext:value-type="float">
            <text:p>0.122693</text:p>
          </table:table-cell>
          <table:table-cell office:value-type="string" calcext:value-type="string">
            <text:p>e_t_SUMME:</text:p>
          </table:table-cell>
          <table:table-cell office:value-type="float" office:value="35.5939" calcext:value-type="float">
            <text:p>35.5939</text:p>
          </table:table-cell>
          <table:table-cell office:value-type="string" calcext:value-type="string">
            <text:p>e_t:</text:p>
          </table:table-cell>
          <table:table-cell office:value-type="float" office:value="0.778151" calcext:value-type="float">
            <text:p>0.778151</text:p>
          </table:table-cell>
          <table:table-cell office:value-type="string" calcext:value-type="string">
            <text:p>y_t:</text:p>
          </table:table-cell>
          <table:table-cell office:value-type="float" office:value="127.569" calcext:value-type="float">
            <text:p>127.569</text:p>
          </table:table-cell>
          <table:table-cell office:value-type="string" calcext:value-type="string">
            <text:p>P:</text:p>
          </table:table-cell>
          <table:table-cell office:value-type="float" office:value="7.78151" calcext:value-type="float">
            <text:p>7.78151</text:p>
          </table:table-cell>
          <table:table-cell office:value-type="string" calcext:value-type="string">
            <text:p>I:</text:p>
          </table:table-cell>
          <table:table-cell office:value-type="float" office:value="119.787" calcext:value-type="float">
            <text:p>119.78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693" calcext:value-type="float">
            <text:p>0.12269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8874" calcext:value-type="float">
            <text:p>0.59887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8491E-018" calcext:value-type="float">
            <text:p>3.4849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1547" calcext:value-type="float">
            <text:p>16.154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409" calcext:value-type="float">
            <text:p>0.90409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995" calcext:value-type="float">
            <text:p>0.122995</text:p>
          </table:table-cell>
          <table:table-cell office:value-type="string" calcext:value-type="string">
            <text:p>e_t_SUMME:</text:p>
          </table:table-cell>
          <table:table-cell office:value-type="float" office:value="36.375" calcext:value-type="float">
            <text:p>36.375</text:p>
          </table:table-cell>
          <table:table-cell office:value-type="string" calcext:value-type="string">
            <text:p>e_t:</text:p>
          </table:table-cell>
          <table:table-cell office:value-type="float" office:value="0.781095" calcext:value-type="float">
            <text:p>0.781095</text:p>
          </table:table-cell>
          <table:table-cell office:value-type="string" calcext:value-type="string">
            <text:p>y_t:</text:p>
          </table:table-cell>
          <table:table-cell office:value-type="float" office:value="130.227" calcext:value-type="float">
            <text:p>130.227</text:p>
          </table:table-cell>
          <table:table-cell office:value-type="string" calcext:value-type="string">
            <text:p>P:</text:p>
          </table:table-cell>
          <table:table-cell office:value-type="float" office:value="7.81095" calcext:value-type="float">
            <text:p>7.81095</text:p>
          </table:table-cell>
          <table:table-cell office:value-type="string" calcext:value-type="string">
            <text:p>I:</text:p>
          </table:table-cell>
          <table:table-cell office:value-type="float" office:value="122.416" calcext:value-type="float">
            <text:p>122.41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995" calcext:value-type="float">
            <text:p>0.12299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01032" calcext:value-type="float">
            <text:p>0.60103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0889E-018" calcext:value-type="float">
            <text:p>3.5088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4905" calcext:value-type="float">
            <text:p>16.490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0834" calcext:value-type="float">
            <text:p>0.900834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649" calcext:value-type="float">
            <text:p>0.122649</text:p>
          </table:table-cell>
          <table:table-cell office:value-type="string" calcext:value-type="string">
            <text:p>e_t_SUMME:</text:p>
          </table:table-cell>
          <table:table-cell office:value-type="float" office:value="37.1532" calcext:value-type="float">
            <text:p>37.1532</text:p>
          </table:table-cell>
          <table:table-cell office:value-type="string" calcext:value-type="string">
            <text:p>e_t:</text:p>
          </table:table-cell>
          <table:table-cell office:value-type="float" office:value="0.778184" calcext:value-type="float">
            <text:p>0.778184</text:p>
          </table:table-cell>
          <table:table-cell office:value-type="string" calcext:value-type="string">
            <text:p>y_t:</text:p>
          </table:table-cell>
          <table:table-cell office:value-type="float" office:value="132.817" calcext:value-type="float">
            <text:p>132.817</text:p>
          </table:table-cell>
          <table:table-cell office:value-type="string" calcext:value-type="string">
            <text:p>P:</text:p>
          </table:table-cell>
          <table:table-cell office:value-type="float" office:value="7.78184" calcext:value-type="float">
            <text:p>7.78184</text:p>
          </table:table-cell>
          <table:table-cell office:value-type="string" calcext:value-type="string">
            <text:p>I:</text:p>
          </table:table-cell>
          <table:table-cell office:value-type="float" office:value="125.035" calcext:value-type="float">
            <text:p>125.03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649" calcext:value-type="float">
            <text:p>0.12264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8868" calcext:value-type="float">
            <text:p>0.59886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5775E-018" calcext:value-type="float">
            <text:p>3.5577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8276" calcext:value-type="float">
            <text:p>16.827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1702" calcext:value-type="float">
            <text:p>0.901702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3082" calcext:value-type="float">
            <text:p>0.123082</text:p>
          </table:table-cell>
          <table:table-cell office:value-type="string" calcext:value-type="string">
            <text:p>e_t_SUMME:</text:p>
          </table:table-cell>
          <table:table-cell office:value-type="float" office:value="37.9318" calcext:value-type="float">
            <text:p>37.9318</text:p>
          </table:table-cell>
          <table:table-cell office:value-type="string" calcext:value-type="string">
            <text:p>e_t:</text:p>
          </table:table-cell>
          <table:table-cell office:value-type="float" office:value="0.778621" calcext:value-type="float">
            <text:p>0.778621</text:p>
          </table:table-cell>
          <table:table-cell office:value-type="string" calcext:value-type="string">
            <text:p>y_t:</text:p>
          </table:table-cell>
          <table:table-cell office:value-type="float" office:value="135.442" calcext:value-type="float">
            <text:p>135.442</text:p>
          </table:table-cell>
          <table:table-cell office:value-type="string" calcext:value-type="string">
            <text:p>P:</text:p>
          </table:table-cell>
          <table:table-cell office:value-type="float" office:value="7.78621" calcext:value-type="float">
            <text:p>7.78621</text:p>
          </table:table-cell>
          <table:table-cell office:value-type="string" calcext:value-type="string">
            <text:p>I:</text:p>
          </table:table-cell>
          <table:table-cell office:value-type="float" office:value="127.655" calcext:value-type="float">
            <text:p>127.65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3082" calcext:value-type="float">
            <text:p>0.12308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9445" calcext:value-type="float">
            <text:p>0.59944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4663E-018" calcext:value-type="float">
            <text:p>3.5466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1646" calcext:value-type="float">
            <text:p>17.164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4194" calcext:value-type="float">
            <text:p>0.904194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3068" calcext:value-type="float">
            <text:p>0.123068</text:p>
          </table:table-cell>
          <table:table-cell office:value-type="string" calcext:value-type="string">
            <text:p>e_t_SUMME:</text:p>
          </table:table-cell>
          <table:table-cell office:value-type="float" office:value="38.7129" calcext:value-type="float">
            <text:p>38.7129</text:p>
          </table:table-cell>
          <table:table-cell office:value-type="string" calcext:value-type="string">
            <text:p>e_t:</text:p>
          </table:table-cell>
          <table:table-cell office:value-type="float" office:value="0.781126" calcext:value-type="float">
            <text:p>0.781126</text:p>
          </table:table-cell>
          <table:table-cell office:value-type="string" calcext:value-type="string">
            <text:p>y_t:</text:p>
          </table:table-cell>
          <table:table-cell office:value-type="float" office:value="138.095" calcext:value-type="float">
            <text:p>138.095</text:p>
          </table:table-cell>
          <table:table-cell office:value-type="string" calcext:value-type="string">
            <text:p>P:</text:p>
          </table:table-cell>
          <table:table-cell office:value-type="float" office:value="7.81126" calcext:value-type="float">
            <text:p>7.81126</text:p>
          </table:table-cell>
          <table:table-cell office:value-type="string" calcext:value-type="string">
            <text:p>I:</text:p>
          </table:table-cell>
          <table:table-cell office:value-type="float" office:value="130.284" calcext:value-type="float">
            <text:p>130.28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3068" calcext:value-type="float">
            <text:p>0.12306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01102" calcext:value-type="float">
            <text:p>0.60110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7515E-018" calcext:value-type="float">
            <text:p>3.4751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5004" calcext:value-type="float">
            <text:p>17.500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0956" calcext:value-type="float">
            <text:p>0.900956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689" calcext:value-type="float">
            <text:p>0.122689</text:p>
          </table:table-cell>
          <table:table-cell office:value-type="string" calcext:value-type="string">
            <text:p>e_t_SUMME:</text:p>
          </table:table-cell>
          <table:table-cell office:value-type="float" office:value="39.4912" calcext:value-type="float">
            <text:p>39.4912</text:p>
          </table:table-cell>
          <table:table-cell office:value-type="string" calcext:value-type="string">
            <text:p>e_t:</text:p>
          </table:table-cell>
          <table:table-cell office:value-type="float" office:value="0.778267" calcext:value-type="float">
            <text:p>0.778267</text:p>
          </table:table-cell>
          <table:table-cell office:value-type="string" calcext:value-type="string">
            <text:p>y_t:</text:p>
          </table:table-cell>
          <table:table-cell office:value-type="float" office:value="140.686" calcext:value-type="float">
            <text:p>140.686</text:p>
          </table:table-cell>
          <table:table-cell office:value-type="string" calcext:value-type="string">
            <text:p>P:</text:p>
          </table:table-cell>
          <table:table-cell office:value-type="float" office:value="7.78267" calcext:value-type="float">
            <text:p>7.78267</text:p>
          </table:table-cell>
          <table:table-cell office:value-type="string" calcext:value-type="string">
            <text:p>I:</text:p>
          </table:table-cell>
          <table:table-cell office:value-type="float" office:value="132.903" calcext:value-type="float">
            <text:p>132.90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689" calcext:value-type="float">
            <text:p>0.12268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8949" calcext:value-type="float">
            <text:p>0.59894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5717E-018" calcext:value-type="float">
            <text:p>3.4571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8375" calcext:value-type="float">
            <text:p>17.837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4224" calcext:value-type="float">
            <text:p>0.904224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943" calcext:value-type="float">
            <text:p>0.122943</text:p>
          </table:table-cell>
          <table:table-cell office:value-type="string" calcext:value-type="string">
            <text:p>e_t_SUMME:</text:p>
          </table:table-cell>
          <table:table-cell office:value-type="float" office:value="40.2725" calcext:value-type="float">
            <text:p>40.2725</text:p>
          </table:table-cell>
          <table:table-cell office:value-type="string" calcext:value-type="string">
            <text:p>e_t:</text:p>
          </table:table-cell>
          <table:table-cell office:value-type="float" office:value="0.781281" calcext:value-type="float">
            <text:p>0.781281</text:p>
          </table:table-cell>
          <table:table-cell office:value-type="string" calcext:value-type="string">
            <text:p>y_t:</text:p>
          </table:table-cell>
          <table:table-cell office:value-type="float" office:value="143.345" calcext:value-type="float">
            <text:p>143.345</text:p>
          </table:table-cell>
          <table:table-cell office:value-type="string" calcext:value-type="string">
            <text:p>P:</text:p>
          </table:table-cell>
          <table:table-cell office:value-type="float" office:value="7.81281" calcext:value-type="float">
            <text:p>7.81281</text:p>
          </table:table-cell>
          <table:table-cell office:value-type="string" calcext:value-type="string">
            <text:p>I:</text:p>
          </table:table-cell>
          <table:table-cell office:value-type="float" office:value="135.533" calcext:value-type="float">
            <text:p>135.53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943" calcext:value-type="float">
            <text:p>0.12294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01121" calcext:value-type="float">
            <text:p>0.60112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4854E-018" calcext:value-type="float">
            <text:p>3.5485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1732" calcext:value-type="float">
            <text:p>18.173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0924" calcext:value-type="float">
            <text:p>0.900924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583" calcext:value-type="float">
            <text:p>0.122583</text:p>
          </table:table-cell>
          <table:table-cell office:value-type="string" calcext:value-type="string">
            <text:p>e_t_SUMME:</text:p>
          </table:table-cell>
          <table:table-cell office:value-type="float" office:value="41.0508" calcext:value-type="float">
            <text:p>41.0508</text:p>
          </table:table-cell>
          <table:table-cell office:value-type="string" calcext:value-type="string">
            <text:p>e_t:</text:p>
          </table:table-cell>
          <table:table-cell office:value-type="float" office:value="0.778341" calcext:value-type="float">
            <text:p>0.778341</text:p>
          </table:table-cell>
          <table:table-cell office:value-type="string" calcext:value-type="string">
            <text:p>y_t:</text:p>
          </table:table-cell>
          <table:table-cell office:value-type="float" office:value="145.935" calcext:value-type="float">
            <text:p>145.935</text:p>
          </table:table-cell>
          <table:table-cell office:value-type="string" calcext:value-type="string">
            <text:p>P:</text:p>
          </table:table-cell>
          <table:table-cell office:value-type="float" office:value="7.78341" calcext:value-type="float">
            <text:p>7.78341</text:p>
          </table:table-cell>
          <table:table-cell office:value-type="string" calcext:value-type="string">
            <text:p>I:</text:p>
          </table:table-cell>
          <table:table-cell office:value-type="float" office:value="138.152" calcext:value-type="float">
            <text:p>138.15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583" calcext:value-type="float">
            <text:p>0.12258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8928" calcext:value-type="float">
            <text:p>0.59892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6511E-018" calcext:value-type="float">
            <text:p>3.4651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5103" calcext:value-type="float">
            <text:p>18.510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1766" calcext:value-type="float">
            <text:p>0.901766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3001" calcext:value-type="float">
            <text:p>0.123001</text:p>
          </table:table-cell>
          <table:table-cell office:value-type="string" calcext:value-type="string">
            <text:p>e_t_SUMME:</text:p>
          </table:table-cell>
          <table:table-cell office:value-type="float" office:value="41.8296" calcext:value-type="float">
            <text:p>41.8296</text:p>
          </table:table-cell>
          <table:table-cell office:value-type="string" calcext:value-type="string">
            <text:p>e_t:</text:p>
          </table:table-cell>
          <table:table-cell office:value-type="float" office:value="0.778766" calcext:value-type="float">
            <text:p>0.778766</text:p>
          </table:table-cell>
          <table:table-cell office:value-type="string" calcext:value-type="string">
            <text:p>y_t:</text:p>
          </table:table-cell>
          <table:table-cell office:value-type="float" office:value="148.561" calcext:value-type="float">
            <text:p>148.561</text:p>
          </table:table-cell>
          <table:table-cell office:value-type="string" calcext:value-type="string">
            <text:p>P:</text:p>
          </table:table-cell>
          <table:table-cell office:value-type="float" office:value="7.78766" calcext:value-type="float">
            <text:p>7.78766</text:p>
          </table:table-cell>
          <table:table-cell office:value-type="string" calcext:value-type="string">
            <text:p>I:</text:p>
          </table:table-cell>
          <table:table-cell office:value-type="float" office:value="140.773" calcext:value-type="float">
            <text:p>140.77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3001" calcext:value-type="float">
            <text:p>0.12300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9488" calcext:value-type="float">
            <text:p>0.59948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6005E-018" calcext:value-type="float">
            <text:p>3.6600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8473" calcext:value-type="float">
            <text:p>18.847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4249" calcext:value-type="float">
            <text:p>0.904249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e_t_SUMME:</text:p>
          </table:table-cell>
          <table:table-cell office:value-type="float" office:value="42.6108" calcext:value-type="float">
            <text:p>42.6108</text:p>
          </table:table-cell>
          <table:table-cell office:value-type="string" calcext:value-type="string">
            <text:p>e_t:</text:p>
          </table:table-cell>
          <table:table-cell office:value-type="float" office:value="0.781249" calcext:value-type="float">
            <text:p>0.781249</text:p>
          </table:table-cell>
          <table:table-cell office:value-type="string" calcext:value-type="string">
            <text:p>y_t:</text:p>
          </table:table-cell>
          <table:table-cell office:value-type="float" office:value="151.215" calcext:value-type="float">
            <text:p>151.215</text:p>
          </table:table-cell>
          <table:table-cell office:value-type="string" calcext:value-type="string">
            <text:p>P:</text:p>
          </table:table-cell>
          <table:table-cell office:value-type="float" office:value="7.81249" calcext:value-type="float">
            <text:p>7.81249</text:p>
          </table:table-cell>
          <table:table-cell office:value-type="string" calcext:value-type="string">
            <text:p>I:</text:p>
          </table:table-cell>
          <table:table-cell office:value-type="float" office:value="143.402" calcext:value-type="float">
            <text:p>143.40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3" calcext:value-type="float">
            <text:p>0.12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01138" calcext:value-type="float">
            <text:p>0.60113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8413E-018" calcext:value-type="float">
            <text:p>3.5841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1831" calcext:value-type="float">
            <text:p>19.183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098" calcext:value-type="float">
            <text:p>0.90098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615" calcext:value-type="float">
            <text:p>0.122615</text:p>
          </table:table-cell>
          <table:table-cell office:value-type="string" calcext:value-type="string">
            <text:p>e_t_SUMME:</text:p>
          </table:table-cell>
          <table:table-cell office:value-type="float" office:value="43.3892" calcext:value-type="float">
            <text:p>43.3892</text:p>
          </table:table-cell>
          <table:table-cell office:value-type="string" calcext:value-type="string">
            <text:p>e_t:</text:p>
          </table:table-cell>
          <table:table-cell office:value-type="float" office:value="0.778364" calcext:value-type="float">
            <text:p>0.778364</text:p>
          </table:table-cell>
          <table:table-cell office:value-type="string" calcext:value-type="string">
            <text:p>y_t:</text:p>
          </table:table-cell>
          <table:table-cell office:value-type="float" office:value="153.805" calcext:value-type="float">
            <text:p>153.805</text:p>
          </table:table-cell>
          <table:table-cell office:value-type="string" calcext:value-type="string">
            <text:p>P:</text:p>
          </table:table-cell>
          <table:table-cell office:value-type="float" office:value="7.78364" calcext:value-type="float">
            <text:p>7.78364</text:p>
          </table:table-cell>
          <table:table-cell office:value-type="string" calcext:value-type="string">
            <text:p>I:</text:p>
          </table:table-cell>
          <table:table-cell office:value-type="float" office:value="146.022" calcext:value-type="float">
            <text:p>146.02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615" calcext:value-type="float">
            <text:p>0.12261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598965" calcext:value-type="float">
            <text:p>0.59896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2995E-018" calcext:value-type="float">
            <text:p>3.4299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5201" calcext:value-type="float">
            <text:p>19.520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904274" calcext:value-type="float">
            <text:p>0.904274</text:p>
          </table:table-cell>
          <table:table-cell office:value-type="string" calcext:value-type="string">
            <text:p>K_P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288" calcext:value-type="float">
            <text:p>0.12288</text:p>
          </table:table-cell>
          <table:table-cell office:value-type="string" calcext:value-type="string">
            <text:p>e_t_SUMME:</text:p>
          </table:table-cell>
          <table:table-cell office:value-type="float" office:value="44.1706" calcext:value-type="float">
            <text:p>44.1706</text:p>
          </table:table-cell>
          <table:table-cell office:value-type="string" calcext:value-type="string">
            <text:p>e_t:</text:p>
          </table:table-cell>
          <table:table-cell office:value-type="float" office:value="0.781394" calcext:value-type="float">
            <text:p>0.781394</text:p>
          </table:table-cell>
          <table:table-cell office:value-type="string" calcext:value-type="string">
            <text:p>y_t:</text:p>
          </table:table-cell>
          <table:table-cell office:value-type="float" office:value="156.465" calcext:value-type="float">
            <text:p>156.465</text:p>
          </table:table-cell>
          <table:table-cell office:value-type="string" calcext:value-type="string">
            <text:p>P:</text:p>
          </table:table-cell>
          <table:table-cell office:value-type="float" office:value="7.81394" calcext:value-type="float">
            <text:p>7.81394</text:p>
          </table:table-cell>
          <table:table-cell office:value-type="string" calcext:value-type="string">
            <text:p>I:</text:p>
          </table:table-cell>
          <table:table-cell office:value-type="float" office:value="148.651" calcext:value-type="float">
            <text:p>148.65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2288" calcext:value-type="float">
            <text:p>0.1228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601155" calcext:value-type="float">
            <text:p>0.60115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5377E-018" calcext:value-type="float">
            <text:p>3.6537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8559" calcext:value-type="float">
            <text:p>19.855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3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4"/>
        </table:table-row>
        <table:table-row table:style-name="ro1" table:number-rows-repeated="1048514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9:22:11.9582624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9T19:28:25.076293488</dc:date>
    <meta:editing-duration>PT14H5M31S</meta:editing-duration>
    <meta:editing-cycles>16</meta:editing-cycles>
    <meta:generator>LibreOffice/6.4.6.2$Linux_X86_64 LibreOffice_project/40$Build-2</meta:generator>
    <meta:document-statistic meta:table-count="1" meta:cell-count="177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1.182cm" svg:height="9.005cm" xlink:href=".." xlink:type="simple" chart:class="chart:scatter" chart:style-name="ch1">
        <chart:legend chart:legend-position="bottom" svg:x="19.461cm" svg:y="8.039cm" style:legend-expansion="custom" chartooo:width="10.931cm" chartooo:height="0.962cm" style:legend-expansion-aspect-ratio="11.3627858627859" chart:style-name="ch2"/>
        <chart:plot-area chart:style-name="ch3" table:cell-range-address="PID_Data.AD1:PID_Data.AD59 PID_Data.C1:PID_Data.H1 PID_Data.J1:PID_Data.J59 PID_Data.B1:PID_Data.B59" chart:data-source-has-labels="row" svg:x="1.023cm" svg:y="0.18cm" svg:width="49.136cm" svg:height="7.667cm">
          <chartooo:coordinate-region svg:x="1.856cm" svg:y="0.38cm" svg:width="48.116cm" svg:height="7.2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D_Data.J1:PID_Data.J59" chart:label-cell-address="PID_Data.C1:PID_Data.H1" chart:class="chart:scatter">
            <chart:domain table:cell-range-address="PID_Data.AD1:PID_Data.AD59"/>
            <chart:data-point chart:repeated="59"/>
          </chart:series>
          <chart:series chart:style-name="ch8" chart:values-cell-range-address="PID_Data.B1:PID_Data.B59" loext:label-string="target" chart:class="chart:scatte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10 K_I: 10 K_D: 0</text:p>
                <text:list>
                  <text:list-item>
                    <text:p>K_P:</text:p>
                  </text:list-item>
                  <text:list-item>
                    <text:p>10</text:p>
                  </text:list-item>
                  <text:list-item>
                    <text:p>K_I:</text:p>
                  </text:list-item>
                  <text:list-item>
                    <text:p>10</text:p>
                  </text:list-item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C1:PID_Data.H1</svg:desc>
                </draw:g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-0.00217245">
                <text:p>-0.00217245</text:p>
                <draw:g>
                  <svg:desc>PID_Data.J1:PID_Data.J59</svg:desc>
                </draw:g>
              </table:table-cell>
              <table:table-cell office:value-type="float" office:value="0.0365263">
                <text:p>0.0365263</text:p>
                <draw:g>
                  <svg:desc>PID_Data.B1:PID_Data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123">
                <text:p>0.674123</text:p>
              </table:table-cell>
              <table:table-cell office:value-type="float" office:value="-0.0552132">
                <text:p>-0.0552132</text:p>
              </table:table-cell>
              <table:table-cell office:value-type="float" office:value="0.431635">
                <text:p>0.431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33">
                <text:p>1.01033</text:p>
              </table:table-cell>
              <table:table-cell office:value-type="float" office:value="-0.0411013">
                <text:p>-0.0411013</text:p>
              </table:table-cell>
              <table:table-cell office:value-type="float" office:value="0.499535">
                <text:p>0.499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23">
                <text:p>1.34623</text:p>
              </table:table-cell>
              <table:table-cell office:value-type="float" office:value="-0.0389038">
                <text:p>-0.0389038</text:p>
              </table:table-cell>
              <table:table-cell office:value-type="float" office:value="0.578503">
                <text:p>0.578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43">
                <text:p>1.68343</text:p>
              </table:table-cell>
              <table:table-cell office:value-type="float" office:value="-0.0304457">
                <text:p>-0.0304457</text:p>
              </table:table-cell>
              <table:table-cell office:value-type="float" office:value="0.637265">
                <text:p>0.637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6">
                <text:p>2.0196</text:p>
              </table:table-cell>
              <table:table-cell office:value-type="float" office:value="-0.0182446">
                <text:p>-0.0182446</text:p>
              </table:table-cell>
              <table:table-cell office:value-type="float" office:value="0.688156">
                <text:p>0.688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">
                <text:p>2.356</text:p>
              </table:table-cell>
              <table:table-cell office:value-type="float" office:value="-0.00242588">
                <text:p>-0.00242588</text:p>
              </table:table-cell>
              <table:table-cell office:value-type="float" office:value="0.726104">
                <text:p>0.726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11">
                <text:p>2.69311</text:p>
              </table:table-cell>
              <table:table-cell office:value-type="float" office:value="0.0188206">
                <text:p>0.0188206</text:p>
              </table:table-cell>
              <table:table-cell office:value-type="float" office:value="0.756903">
                <text:p>0.756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04">
                <text:p>3.02904</text:p>
              </table:table-cell>
              <table:table-cell office:value-type="float" office:value="0.043727">
                <text:p>0.043727</text:p>
              </table:table-cell>
              <table:table-cell office:value-type="float" office:value="0.791307">
                <text:p>0.791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625">
                <text:p>3.36625</text:p>
              </table:table-cell>
              <table:table-cell office:value-type="float" office:value="0.0595585">
                <text:p>0.0595585</text:p>
              </table:table-cell>
              <table:table-cell office:value-type="float" office:value="0.818103">
                <text:p>0.818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2">
                <text:p>3.7022</text:p>
              </table:table-cell>
              <table:table-cell office:value-type="float" office:value="0.0698995">
                <text:p>0.0698995</text:p>
              </table:table-cell>
              <table:table-cell office:value-type="float" office:value="0.837332">
                <text:p>0.8373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91">
                <text:p>4.03891</text:p>
              </table:table-cell>
              <table:table-cell office:value-type="float" office:value="0.0781999">
                <text:p>0.0781999</text:p>
              </table:table-cell>
              <table:table-cell office:value-type="float" office:value="0.848011">
                <text:p>0.848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63">
                <text:p>4.37563</text:p>
              </table:table-cell>
              <table:table-cell office:value-type="float" office:value="0.0856292">
                <text:p>0.0856292</text:p>
              </table:table-cell>
              <table:table-cell office:value-type="float" office:value="0.858279">
                <text:p>0.858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55">
                <text:p>4.71155</text:p>
              </table:table-cell>
              <table:table-cell office:value-type="float" office:value="0.0919806">
                <text:p>0.0919806</text:p>
              </table:table-cell>
              <table:table-cell office:value-type="float" office:value="0.867952">
                <text:p>0.867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22">
                <text:p>5.04822</text:p>
              </table:table-cell>
              <table:table-cell office:value-type="float" office:value="0.0972216">
                <text:p>0.0972216</text:p>
              </table:table-cell>
              <table:table-cell office:value-type="float" office:value="0.872827">
                <text:p>0.872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6">
                <text:p>5.3856</text:p>
              </table:table-cell>
              <table:table-cell office:value-type="float" office:value="0.101895">
                <text:p>0.101895</text:p>
              </table:table-cell>
              <table:table-cell office:value-type="float" office:value="0.877034">
                <text:p>0.877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22">
                <text:p>5.72122</text:p>
              </table:table-cell>
              <table:table-cell office:value-type="float" office:value="0.105742">
                <text:p>0.105742</text:p>
              </table:table-cell>
              <table:table-cell office:value-type="float" office:value="0.884943">
                <text:p>0.8849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91">
                <text:p>6.05791</text:p>
              </table:table-cell>
              <table:table-cell office:value-type="float" office:value="0.108532">
                <text:p>0.108532</text:p>
              </table:table-cell>
              <table:table-cell office:value-type="float" office:value="0.885734">
                <text:p>0.885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39">
                <text:p>6.39439</text:p>
              </table:table-cell>
              <table:table-cell office:value-type="float" office:value="0.111373">
                <text:p>0.111373</text:p>
              </table:table-cell>
              <table:table-cell office:value-type="float" office:value="0.889525">
                <text:p>0.889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203">
                <text:p>6.73203</text:p>
              </table:table-cell>
              <table:table-cell office:value-type="float" office:value="0.113718">
                <text:p>0.113718</text:p>
              </table:table-cell>
              <table:table-cell office:value-type="float" office:value="0.889729">
                <text:p>0.8897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19">
                <text:p>7.06819</text:p>
              </table:table-cell>
              <table:table-cell office:value-type="float" office:value="0.115829">
                <text:p>0.115829</text:p>
              </table:table-cell>
              <table:table-cell office:value-type="float" office:value="0.895148">
                <text:p>0.895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33">
                <text:p>7.40433</text:p>
              </table:table-cell>
              <table:table-cell office:value-type="float" office:value="0.11694">
                <text:p>0.11694</text:p>
              </table:table-cell>
              <table:table-cell office:value-type="float" office:value="0.896073">
                <text:p>0.8960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2">
                <text:p>7.74042</text:p>
              </table:table-cell>
              <table:table-cell office:value-type="float" office:value="0.117955">
                <text:p>0.117955</text:p>
              </table:table-cell>
              <table:table-cell office:value-type="float" office:value="0.897395">
                <text:p>0.897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79">
                <text:p>8.07779</text:p>
              </table:table-cell>
              <table:table-cell office:value-type="float" office:value="0.118942">
                <text:p>0.118942</text:p>
              </table:table-cell>
              <table:table-cell office:value-type="float" office:value="0.895987">
                <text:p>0.8959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6">
                <text:p>8.41376</text:p>
              </table:table-cell>
              <table:table-cell office:value-type="float" office:value="0.120057">
                <text:p>0.120057</text:p>
              </table:table-cell>
              <table:table-cell office:value-type="float" office:value="0.900123">
                <text:p>0.9001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109">
                <text:p>8.75109</text:p>
              </table:table-cell>
              <table:table-cell office:value-type="float" office:value="0.120442">
                <text:p>0.120442</text:p>
              </table:table-cell>
              <table:table-cell office:value-type="float" office:value="0.897659">
                <text:p>0.8976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04">
                <text:p>9.08704</text:p>
              </table:table-cell>
              <table:table-cell office:value-type="float" office:value="0.121225">
                <text:p>0.121225</text:p>
              </table:table-cell>
              <table:table-cell office:value-type="float" office:value="0.901519">
                <text:p>0.901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34">
                <text:p>9.42434</text:p>
              </table:table-cell>
              <table:table-cell office:value-type="float" office:value="0.121359">
                <text:p>0.121359</text:p>
              </table:table-cell>
              <table:table-cell office:value-type="float" office:value="0.898743">
                <text:p>0.898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25">
                <text:p>9.76025</text:p>
              </table:table-cell>
              <table:table-cell office:value-type="float" office:value="0.121965">
                <text:p>0.121965</text:p>
              </table:table-cell>
              <table:table-cell office:value-type="float" office:value="0.902406">
                <text:p>0.902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2">
                <text:p>10.0962</text:p>
              </table:table-cell>
              <table:table-cell office:value-type="float" office:value="0.121809">
                <text:p>0.121809</text:p>
              </table:table-cell>
              <table:table-cell office:value-type="float" office:value="0.901868">
                <text:p>0.901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5">
                <text:p>10.4335</text:p>
              </table:table-cell>
              <table:table-cell office:value-type="float" office:value="0.121946">
                <text:p>0.121946</text:p>
              </table:table-cell>
              <table:table-cell office:value-type="float" office:value="0.8996">
                <text:p>0.89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0.122482">
                <text:p>0.122482</text:p>
              </table:table-cell>
              <table:table-cell office:value-type="float" office:value="0.903058">
                <text:p>0.9030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6">
                <text:p>11.1066</text:p>
              </table:table-cell>
              <table:table-cell office:value-type="float" office:value="0.122335">
                <text:p>0.122335</text:p>
              </table:table-cell>
              <table:table-cell office:value-type="float" office:value="0.899981">
                <text:p>0.8999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0.122744">
                <text:p>0.122744</text:p>
              </table:table-cell>
              <table:table-cell office:value-type="float" office:value="0.903415">
                <text:p>0.9034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7">
                <text:p>11.7797</text:p>
              </table:table-cell>
              <table:table-cell office:value-type="float" office:value="0.122541">
                <text:p>0.122541</text:p>
              </table:table-cell>
              <table:table-cell office:value-type="float" office:value="0.90026">
                <text:p>0.90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5">
                <text:p>12.1155</text:p>
              </table:table-cell>
              <table:table-cell office:value-type="float" office:value="0.122903">
                <text:p>0.122903</text:p>
              </table:table-cell>
              <table:table-cell office:value-type="float" office:value="0.903641">
                <text:p>0.9036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7">
                <text:p>12.4527</text:p>
              </table:table-cell>
              <table:table-cell office:value-type="float" office:value="0.122644">
                <text:p>0.122644</text:p>
              </table:table-cell>
              <table:table-cell office:value-type="float" office:value="0.900454">
                <text:p>0.900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6">
                <text:p>12.7886</text:p>
              </table:table-cell>
              <table:table-cell office:value-type="float" office:value="0.122983">
                <text:p>0.122983</text:p>
              </table:table-cell>
              <table:table-cell office:value-type="float" office:value="0.903788">
                <text:p>0.9037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7">
                <text:p>13.1257</text:p>
              </table:table-cell>
              <table:table-cell office:value-type="float" office:value="0.122697">
                <text:p>0.122697</text:p>
              </table:table-cell>
              <table:table-cell office:value-type="float" office:value="0.900566">
                <text:p>0.900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6">
                <text:p>13.4616</text:p>
              </table:table-cell>
              <table:table-cell office:value-type="float" office:value="0.123024">
                <text:p>0.123024</text:p>
              </table:table-cell>
              <table:table-cell office:value-type="float" office:value="0.903889">
                <text:p>0.903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7">
                <text:p>13.7987</text:p>
              </table:table-cell>
              <table:table-cell office:value-type="float" office:value="0.122722">
                <text:p>0.122722</text:p>
              </table:table-cell>
              <table:table-cell office:value-type="float" office:value="0.900636">
                <text:p>0.9006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9">
                <text:p>14.1359</text:p>
              </table:table-cell>
              <table:table-cell office:value-type="float" office:value="0.123203">
                <text:p>0.123203</text:p>
              </table:table-cell>
              <table:table-cell office:value-type="float" office:value="0.90153">
                <text:p>0.901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7">
                <text:p>14.4717</text:p>
              </table:table-cell>
              <table:table-cell office:value-type="float" office:value="0.123177">
                <text:p>0.123177</text:p>
              </table:table-cell>
              <table:table-cell office:value-type="float" office:value="0.904113">
                <text:p>0.904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8">
                <text:p>14.8088</text:p>
              </table:table-cell>
              <table:table-cell office:value-type="float" office:value="0.122844">
                <text:p>0.122844</text:p>
              </table:table-cell>
              <table:table-cell office:value-type="float" office:value="0.900887">
                <text:p>0.9008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6">
                <text:p>15.1446</text:p>
              </table:table-cell>
              <table:table-cell office:value-type="float" office:value="0.123062">
                <text:p>0.123062</text:p>
              </table:table-cell>
              <table:table-cell office:value-type="float" office:value="0.904071">
                <text:p>0.9040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8">
                <text:p>15.4818</text:p>
              </table:table-cell>
              <table:table-cell office:value-type="float" office:value="0.122761">
                <text:p>0.122761</text:p>
              </table:table-cell>
              <table:table-cell office:value-type="float" office:value="0.900841">
                <text:p>0.9008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6">
                <text:p>15.8176</text:p>
              </table:table-cell>
              <table:table-cell office:value-type="float" office:value="0.123037">
                <text:p>0.123037</text:p>
              </table:table-cell>
              <table:table-cell office:value-type="float" office:value="0.904114">
                <text:p>0.904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7">
                <text:p>16.1547</text:p>
              </table:table-cell>
              <table:table-cell office:value-type="float" office:value="0.122693">
                <text:p>0.122693</text:p>
              </table:table-cell>
              <table:table-cell office:value-type="float" office:value="0.900844">
                <text:p>0.9008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5">
                <text:p>16.4905</text:p>
              </table:table-cell>
              <table:table-cell office:value-type="float" office:value="0.122995">
                <text:p>0.122995</text:p>
              </table:table-cell>
              <table:table-cell office:value-type="float" office:value="0.90409">
                <text:p>0.90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6">
                <text:p>16.8276</text:p>
              </table:table-cell>
              <table:table-cell office:value-type="float" office:value="0.122649">
                <text:p>0.122649</text:p>
              </table:table-cell>
              <table:table-cell office:value-type="float" office:value="0.900834">
                <text:p>0.900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46">
                <text:p>17.1646</text:p>
              </table:table-cell>
              <table:table-cell office:value-type="float" office:value="0.123082">
                <text:p>0.123082</text:p>
              </table:table-cell>
              <table:table-cell office:value-type="float" office:value="0.901702">
                <text:p>0.9017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4">
                <text:p>17.5004</text:p>
              </table:table-cell>
              <table:table-cell office:value-type="float" office:value="0.123068">
                <text:p>0.123068</text:p>
              </table:table-cell>
              <table:table-cell office:value-type="float" office:value="0.904194">
                <text:p>0.9041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5">
                <text:p>17.8375</text:p>
              </table:table-cell>
              <table:table-cell office:value-type="float" office:value="0.122689">
                <text:p>0.122689</text:p>
              </table:table-cell>
              <table:table-cell office:value-type="float" office:value="0.900956">
                <text:p>0.9009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2">
                <text:p>18.1732</text:p>
              </table:table-cell>
              <table:table-cell office:value-type="float" office:value="0.122943">
                <text:p>0.122943</text:p>
              </table:table-cell>
              <table:table-cell office:value-type="float" office:value="0.904224">
                <text:p>0.9042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3">
                <text:p>18.5103</text:p>
              </table:table-cell>
              <table:table-cell office:value-type="float" office:value="0.122583">
                <text:p>0.122583</text:p>
              </table:table-cell>
              <table:table-cell office:value-type="float" office:value="0.900924">
                <text:p>0.9009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3">
                <text:p>18.8473</text:p>
              </table:table-cell>
              <table:table-cell office:value-type="float" office:value="0.123001">
                <text:p>0.123001</text:p>
              </table:table-cell>
              <table:table-cell office:value-type="float" office:value="0.901766">
                <text:p>0.9017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31">
                <text:p>19.1831</text:p>
              </table:table-cell>
              <table:table-cell office:value-type="float" office:value="0.123">
                <text:p>0.123</text:p>
              </table:table-cell>
              <table:table-cell office:value-type="float" office:value="0.904249">
                <text:p>0.904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201">
                <text:p>19.5201</text:p>
              </table:table-cell>
              <table:table-cell office:value-type="float" office:value="0.122615">
                <text:p>0.122615</text:p>
              </table:table-cell>
              <table:table-cell office:value-type="float" office:value="0.90098">
                <text:p>0.900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59">
                <text:p>19.8559</text:p>
              </table:table-cell>
              <table:table-cell office:value-type="float" office:value="0.12288">
                <text:p>0.12288</text:p>
              </table:table-cell>
              <table:table-cell office:value-type="float" office:value="0.904274">
                <text:p>0.904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9.133cm" svg:y="4.198cm" style:legend-expansion="high" chart:style-name="ch2"/>
        <chart:plot-area chart:style-name="ch3" table:cell-range-address="PID_Data.AD1:PID_Data.AD59 PID_Data.P1:PID_Data.P59" chart:data-source-has-labels="row" svg:x="1.019cm" svg:y="0.179cm" svg:width="47.095cm" svg:height="8.636cm">
          <chartooo:coordinate-region svg:x="1.64cm" svg:y="0.378cm" svg:width="46.101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P1:PID_Data.P59" loext:label-string="y_t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y_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.517225">
                <text:p>0.517225</text:p>
                <draw:g>
                  <svg:desc>PID_Data.P1:PID_Data.P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123">
                <text:p>0.674123</text:p>
              </table:table-cell>
              <table:table-cell office:value-type="float" office:value="6.63716">
                <text:p>6.63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33">
                <text:p>1.01033</text:p>
              </table:table-cell>
              <table:table-cell office:value-type="float" office:value="8.99449">
                <text:p>8.99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23">
                <text:p>1.34623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43">
                <text:p>1.68343</text:p>
              </table:table-cell>
              <table:table-cell office:value-type="float" office:value="14.5902">
                <text:p>14.5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6">
                <text:p>2.0196</text:p>
              </table:table-cell>
              <table:table-cell office:value-type="float" office:value="17.3544">
                <text:p>17.3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">
                <text:p>2.356</text:p>
              </table:table-cell>
              <table:table-cell office:value-type="float" office:value="20.0275">
                <text:p>20.0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11">
                <text:p>2.69311</text:p>
              </table:table-cell>
              <table:table-cell office:value-type="float" office:value="22.6069">
                <text:p>22.6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04">
                <text:p>3.02904</text:p>
              </table:table-cell>
              <table:table-cell office:value-type="float" office:value="25.2178">
                <text:p>25.2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625">
                <text:p>3.36625</text:p>
              </table:table-cell>
              <table:table-cell office:value-type="float" office:value="27.8802">
                <text:p>27.8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2">
                <text:p>3.7022</text:p>
              </table:table-cell>
              <table:table-cell office:value-type="float" office:value="30.5518">
                <text:p>30.5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91">
                <text:p>4.03891</text:p>
              </table:table-cell>
              <table:table-cell office:value-type="float" office:value="33.1663">
                <text:p>33.1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63">
                <text:p>4.37563</text:p>
              </table:table-cell>
              <table:table-cell office:value-type="float" office:value="35.795">
                <text:p>35.7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55">
                <text:p>4.71155</text:p>
              </table:table-cell>
              <table:table-cell office:value-type="float" office:value="38.4396">
                <text:p>38.4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22">
                <text:p>5.04822</text:p>
              </table:table-cell>
              <table:table-cell office:value-type="float" office:value="41.0462">
                <text:p>41.0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6">
                <text:p>5.3856</text:p>
              </table:table-cell>
              <table:table-cell office:value-type="float" office:value="43.6502">
                <text:p>43.6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22">
                <text:p>5.72122</text:p>
              </table:table-cell>
              <table:table-cell office:value-type="float" office:value="46.3131">
                <text:p>46.3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91">
                <text:p>6.05791</text:p>
              </table:table-cell>
              <table:table-cell office:value-type="float" office:value="48.9087">
                <text:p>48.9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39">
                <text:p>6.39439</text:p>
              </table:table-cell>
              <table:table-cell office:value-type="float" office:value="51.537">
                <text:p>51.5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203">
                <text:p>6.73203</text:p>
              </table:table-cell>
              <table:table-cell office:value-type="float" office:value="54.1272">
                <text:p>54.12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19">
                <text:p>7.06819</text:p>
              </table:table-cell>
              <table:table-cell office:value-type="float" office:value="56.783">
                <text:p>56.7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33">
                <text:p>7.40433</text:p>
              </table:table-cell>
              <table:table-cell office:value-type="float" office:value="59.4032">
                <text:p>59.4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2">
                <text:p>7.74042</text:p>
              </table:table-cell>
              <table:table-cell office:value-type="float" office:value="62.0294">
                <text:p>62.0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79">
                <text:p>8.07779</text:p>
              </table:table-cell>
              <table:table-cell office:value-type="float" office:value="64.6205">
                <text:p>64.62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6">
                <text:p>8.41376</text:p>
              </table:table-cell>
              <table:table-cell office:value-type="float" office:value="67.2759">
                <text:p>67.27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109">
                <text:p>8.75109</text:p>
              </table:table-cell>
              <table:table-cell office:value-type="float" office:value="69.8631">
                <text:p>69.86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04">
                <text:p>9.08704</text:p>
              </table:table-cell>
              <table:table-cell office:value-type="float" office:value="72.5198">
                <text:p>72.51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34">
                <text:p>9.42434</text:p>
              </table:table-cell>
              <table:table-cell office:value-type="float" office:value="75.1069">
                <text:p>75.10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25">
                <text:p>9.76025</text:p>
              </table:table-cell>
              <table:table-cell office:value-type="float" office:value="77.764">
                <text:p>77.7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2">
                <text:p>10.0962</text:p>
              </table:table-cell>
              <table:table-cell office:value-type="float" office:value="80.3854">
                <text:p>80.38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5">
                <text:p>10.4335</text:p>
              </table:table-cell>
              <table:table-cell office:value-type="float" office:value="82.9785">
                <text:p>82.9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85.6346">
                <text:p>85.6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6">
                <text:p>11.1066</text:p>
              </table:table-cell>
              <table:table-cell office:value-type="float" office:value="88.2224">
                <text:p>88.2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90.8799">
                <text:p>90.87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7">
                <text:p>11.7797</text:p>
              </table:table-cell>
              <table:table-cell office:value-type="float" office:value="93.4677">
                <text:p>93.46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5">
                <text:p>12.1155</text:p>
              </table:table-cell>
              <table:table-cell office:value-type="float" office:value="96.1254">
                <text:p>96.12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7">
                <text:p>12.4527</text:p>
              </table:table-cell>
              <table:table-cell office:value-type="float" office:value="98.7137">
                <text:p>98.71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6">
                <text:p>12.7886</text:p>
              </table:table-cell>
              <table:table-cell office:value-type="float" office:value="101.371">
                <text:p>101.3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7">
                <text:p>13.1257</text:p>
              </table:table-cell>
              <table:table-cell office:value-type="float" office:value="103.96">
                <text:p>103.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6">
                <text:p>13.4616</text:p>
              </table:table-cell>
              <table:table-cell office:value-type="float" office:value="106.618">
                <text:p>106.6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7">
                <text:p>13.7987</text:p>
              </table:table-cell>
              <table:table-cell office:value-type="float" office:value="109.206">
                <text:p>109.2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9">
                <text:p>14.1359</text:p>
              </table:table-cell>
              <table:table-cell office:value-type="float" office:value="111.83">
                <text:p>111.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7">
                <text:p>14.4717</text:p>
              </table:table-cell>
              <table:table-cell office:value-type="float" office:value="114.484">
                <text:p>114.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8">
                <text:p>14.8088</text:p>
              </table:table-cell>
              <table:table-cell office:value-type="float" office:value="117.073">
                <text:p>117.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6">
                <text:p>15.1446</text:p>
              </table:table-cell>
              <table:table-cell office:value-type="float" office:value="119.732">
                <text:p>119.7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8">
                <text:p>15.4818</text:p>
              </table:table-cell>
              <table:table-cell office:value-type="float" office:value="122.321">
                <text:p>122.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6">
                <text:p>15.8176</text:p>
              </table:table-cell>
              <table:table-cell office:value-type="float" office:value="124.979">
                <text:p>124.9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7">
                <text:p>16.1547</text:p>
              </table:table-cell>
              <table:table-cell office:value-type="float" office:value="127.569">
                <text:p>127.5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5">
                <text:p>16.4905</text:p>
              </table:table-cell>
              <table:table-cell office:value-type="float" office:value="130.227">
                <text:p>130.2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6">
                <text:p>16.8276</text:p>
              </table:table-cell>
              <table:table-cell office:value-type="float" office:value="132.817">
                <text:p>132.8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46">
                <text:p>17.1646</text:p>
              </table:table-cell>
              <table:table-cell office:value-type="float" office:value="135.442">
                <text:p>135.4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4">
                <text:p>17.5004</text:p>
              </table:table-cell>
              <table:table-cell office:value-type="float" office:value="138.095">
                <text:p>138.0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5">
                <text:p>17.8375</text:p>
              </table:table-cell>
              <table:table-cell office:value-type="float" office:value="140.686">
                <text:p>140.6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2">
                <text:p>18.1732</text:p>
              </table:table-cell>
              <table:table-cell office:value-type="float" office:value="143.345">
                <text:p>143.3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3">
                <text:p>18.5103</text:p>
              </table:table-cell>
              <table:table-cell office:value-type="float" office:value="145.935">
                <text:p>145.9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3">
                <text:p>18.8473</text:p>
              </table:table-cell>
              <table:table-cell office:value-type="float" office:value="148.561">
                <text:p>148.5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31">
                <text:p>19.1831</text:p>
              </table:table-cell>
              <table:table-cell office:value-type="float" office:value="151.215">
                <text:p>151.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201">
                <text:p>19.5201</text:p>
              </table:table-cell>
              <table:table-cell office:value-type="float" office:value="153.805">
                <text:p>153.8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59">
                <text:p>19.8559</text:p>
              </table:table-cell>
              <table:table-cell office:value-type="float" office:value="156.465">
                <text:p>156.4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365cm" svg:y="4.198cm" style:legend-expansion="high" chart:style-name="ch2"/>
        <chart:plot-area chart:style-name="ch3" table:cell-range-address="PID_Data.AD1:PID_Data.AD59 PID_Data.C1:PID_Data.D1 PID_Data.R1:PID_Data.R59" chart:data-source-has-labels="row" svg:x="1.019cm" svg:y="0.179cm" svg:width="46.327cm" svg:height="8.636cm">
          <chartooo:coordinate-region svg:x="1.455cm" svg:y="0.378cm" svg:width="45.704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R1:PID_Data.R59" chart:label-cell-address="PID_Data.C1:PID_Data.D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10</text:p>
                <text:list>
                  <text:list-item>
                    <text:p>K_P:</text:p>
                  </text:list-item>
                  <text:list-item>
                    <text:p>10</text:p>
                  </text:list-item>
                </text:list>
                <draw:g>
                  <svg:desc>PID_Data.C1:PID_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.386988">
                <text:p>0.386988</text:p>
                <draw:g>
                  <svg:desc>PID_Data.R1:PID_Data.R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123">
                <text:p>0.674123</text:p>
              </table:table-cell>
              <table:table-cell office:value-type="float" office:value="4.86848">
                <text:p>4.86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33">
                <text:p>1.01033</text:p>
              </table:table-cell>
              <table:table-cell office:value-type="float" office:value="5.40637">
                <text:p>5.40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23">
                <text:p>1.34623</text:p>
              </table:table-cell>
              <table:table-cell office:value-type="float" office:value="6.17407">
                <text:p>6.17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43">
                <text:p>1.68343</text:p>
              </table:table-cell>
              <table:table-cell office:value-type="float" office:value="6.6771">
                <text:p>6.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6">
                <text:p>2.0196</text:p>
              </table:table-cell>
              <table:table-cell office:value-type="float" office:value="7.06401">
                <text:p>7.06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">
                <text:p>2.356</text:p>
              </table:table-cell>
              <table:table-cell office:value-type="float" office:value="7.2853">
                <text:p>7.2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11">
                <text:p>2.69311</text:p>
              </table:table-cell>
              <table:table-cell office:value-type="float" office:value="7.38082">
                <text:p>7.38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04">
                <text:p>3.02904</text:p>
              </table:table-cell>
              <table:table-cell office:value-type="float" office:value="7.4758">
                <text:p>7.47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625">
                <text:p>3.36625</text:p>
              </table:table-cell>
              <table:table-cell office:value-type="float" office:value="7.58545">
                <text:p>7.58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2">
                <text:p>3.7022</text:p>
              </table:table-cell>
              <table:table-cell office:value-type="float" office:value="7.67433">
                <text:p>7.67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91">
                <text:p>4.03891</text:p>
              </table:table-cell>
              <table:table-cell office:value-type="float" office:value="7.69811">
                <text:p>7.69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63">
                <text:p>4.37563</text:p>
              </table:table-cell>
              <table:table-cell office:value-type="float" office:value="7.7265">
                <text:p>7.7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55">
                <text:p>4.71155</text:p>
              </table:table-cell>
              <table:table-cell office:value-type="float" office:value="7.75971">
                <text:p>7.75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22">
                <text:p>5.04822</text:p>
              </table:table-cell>
              <table:table-cell office:value-type="float" office:value="7.75605">
                <text:p>7.756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6">
                <text:p>5.3856</text:p>
              </table:table-cell>
              <table:table-cell office:value-type="float" office:value="7.75139">
                <text:p>7.75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22">
                <text:p>5.72122</text:p>
              </table:table-cell>
              <table:table-cell office:value-type="float" office:value="7.79201">
                <text:p>7.79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91">
                <text:p>6.05791</text:p>
              </table:table-cell>
              <table:table-cell office:value-type="float" office:value="7.77201">
                <text:p>7.77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39">
                <text:p>6.39439</text:p>
              </table:table-cell>
              <table:table-cell office:value-type="float" office:value="7.78152">
                <text:p>7.78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203">
                <text:p>6.73203</text:p>
              </table:table-cell>
              <table:table-cell office:value-type="float" office:value="7.76011">
                <text:p>7.76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19">
                <text:p>7.06819</text:p>
              </table:table-cell>
              <table:table-cell office:value-type="float" office:value="7.79319">
                <text:p>7.793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33">
                <text:p>7.40433</text:p>
              </table:table-cell>
              <table:table-cell office:value-type="float" office:value="7.79133">
                <text:p>7.79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2">
                <text:p>7.74042</text:p>
              </table:table-cell>
              <table:table-cell office:value-type="float" office:value="7.7944">
                <text:p>7.7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79">
                <text:p>8.07779</text:p>
              </table:table-cell>
              <table:table-cell office:value-type="float" office:value="7.77045">
                <text:p>7.770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6">
                <text:p>8.41376</text:p>
              </table:table-cell>
              <table:table-cell office:value-type="float" office:value="7.80065">
                <text:p>7.80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109">
                <text:p>8.75109</text:p>
              </table:table-cell>
              <table:table-cell office:value-type="float" office:value="7.77217">
                <text:p>7.77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04">
                <text:p>9.08704</text:p>
              </table:table-cell>
              <table:table-cell office:value-type="float" office:value="7.80295">
                <text:p>7.80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34">
                <text:p>9.42434</text:p>
              </table:table-cell>
              <table:table-cell office:value-type="float" office:value="7.77385">
                <text:p>7.77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25">
                <text:p>9.76025</text:p>
              </table:table-cell>
              <table:table-cell office:value-type="float" office:value="7.80441">
                <text:p>7.804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2">
                <text:p>10.0962</text:p>
              </table:table-cell>
              <table:table-cell office:value-type="float" office:value="7.80059">
                <text:p>7.800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5">
                <text:p>10.4335</text:p>
              </table:table-cell>
              <table:table-cell office:value-type="float" office:value="7.77655">
                <text:p>7.77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7.80576">
                <text:p>7.805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6">
                <text:p>11.1066</text:p>
              </table:table-cell>
              <table:table-cell office:value-type="float" office:value="7.77646">
                <text:p>7.776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7.80671">
                <text:p>7.806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7">
                <text:p>11.7797</text:p>
              </table:table-cell>
              <table:table-cell office:value-type="float" office:value="7.77719">
                <text:p>7.77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5">
                <text:p>12.1155</text:p>
              </table:table-cell>
              <table:table-cell office:value-type="float" office:value="7.80738">
                <text:p>7.807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7">
                <text:p>12.4527</text:p>
              </table:table-cell>
              <table:table-cell office:value-type="float" office:value="7.7781">
                <text:p>7.7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6">
                <text:p>12.7886</text:p>
              </table:table-cell>
              <table:table-cell office:value-type="float" office:value="7.80805">
                <text:p>7.808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7">
                <text:p>13.1257</text:p>
              </table:table-cell>
              <table:table-cell office:value-type="float" office:value="7.77869">
                <text:p>7.77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6">
                <text:p>13.4616</text:p>
              </table:table-cell>
              <table:table-cell office:value-type="float" office:value="7.80866">
                <text:p>7.80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7">
                <text:p>13.7987</text:p>
              </table:table-cell>
              <table:table-cell office:value-type="float" office:value="7.77914">
                <text:p>7.779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9">
                <text:p>14.1359</text:p>
              </table:table-cell>
              <table:table-cell office:value-type="float" office:value="7.78327">
                <text:p>7.783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7">
                <text:p>14.4717</text:p>
              </table:table-cell>
              <table:table-cell office:value-type="float" office:value="7.80935">
                <text:p>7.809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8">
                <text:p>14.8088</text:p>
              </table:table-cell>
              <table:table-cell office:value-type="float" office:value="7.78043">
                <text:p>7.780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6">
                <text:p>15.1446</text:p>
              </table:table-cell>
              <table:table-cell office:value-type="float" office:value="7.81008">
                <text:p>7.81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8">
                <text:p>15.4818</text:p>
              </table:table-cell>
              <table:table-cell office:value-type="float" office:value="7.78081">
                <text:p>7.78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6">
                <text:p>15.8176</text:p>
              </table:table-cell>
              <table:table-cell office:value-type="float" office:value="7.81077">
                <text:p>7.810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7">
                <text:p>16.1547</text:p>
              </table:table-cell>
              <table:table-cell office:value-type="float" office:value="7.78151">
                <text:p>7.781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5">
                <text:p>16.4905</text:p>
              </table:table-cell>
              <table:table-cell office:value-type="float" office:value="7.81095">
                <text:p>7.810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6">
                <text:p>16.8276</text:p>
              </table:table-cell>
              <table:table-cell office:value-type="float" office:value="7.78184">
                <text:p>7.781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46">
                <text:p>17.1646</text:p>
              </table:table-cell>
              <table:table-cell office:value-type="float" office:value="7.78621">
                <text:p>7.786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4">
                <text:p>17.5004</text:p>
              </table:table-cell>
              <table:table-cell office:value-type="float" office:value="7.81126">
                <text:p>7.81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5">
                <text:p>17.8375</text:p>
              </table:table-cell>
              <table:table-cell office:value-type="float" office:value="7.78267">
                <text:p>7.782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2">
                <text:p>18.1732</text:p>
              </table:table-cell>
              <table:table-cell office:value-type="float" office:value="7.81281">
                <text:p>7.812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3">
                <text:p>18.5103</text:p>
              </table:table-cell>
              <table:table-cell office:value-type="float" office:value="7.78341">
                <text:p>7.783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3">
                <text:p>18.8473</text:p>
              </table:table-cell>
              <table:table-cell office:value-type="float" office:value="7.78766">
                <text:p>7.787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31">
                <text:p>19.1831</text:p>
              </table:table-cell>
              <table:table-cell office:value-type="float" office:value="7.81249">
                <text:p>7.81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201">
                <text:p>19.5201</text:p>
              </table:table-cell>
              <table:table-cell office:value-type="float" office:value="7.78364">
                <text:p>7.78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59">
                <text:p>19.8559</text:p>
              </table:table-cell>
              <table:table-cell office:value-type="float" office:value="7.81394">
                <text:p>7.813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498cm" svg:y="4.198cm" style:legend-expansion="high" chart:style-name="ch2"/>
        <chart:plot-area chart:style-name="ch3" table:cell-range-address="PID_Data.AD1:PID_Data.AD59 PID_Data.E1:PID_Data.F1 PID_Data.T1:PID_Data.T59" chart:data-source-has-labels="row" svg:x="1.019cm" svg:y="0.179cm" svg:width="46.46cm" svg:height="8.636cm">
          <chartooo:coordinate-region svg:x="1.64cm" svg:y="0.378cm" svg:width="45.466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T1:PID_Data.T59" chart:label-cell-address="PID_Data.E1:PID_Data.F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I: 10</text:p>
                <text:list>
                  <text:list-item>
                    <text:p>K_I:</text:p>
                  </text:list-item>
                  <text:list-item>
                    <text:p>10</text:p>
                  </text:list-item>
                </text:list>
                <draw:g>
                  <svg:desc>PID_Data.E1:PID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.130237">
                <text:p>0.130237</text:p>
                <draw:g>
                  <svg:desc>PID_Data.T1:PID_Data.T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123">
                <text:p>0.674123</text:p>
              </table:table-cell>
              <table:table-cell office:value-type="float" office:value="1.76867">
                <text:p>1.76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33">
                <text:p>1.01033</text:p>
              </table:table-cell>
              <table:table-cell office:value-type="float" office:value="3.58813">
                <text:p>3.58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23">
                <text:p>1.34623</text:p>
              </table:table-cell>
              <table:table-cell office:value-type="float" office:value="5.66594">
                <text:p>5.66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43">
                <text:p>1.68343</text:p>
              </table:table-cell>
              <table:table-cell office:value-type="float" office:value="7.91305">
                <text:p>7.91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6">
                <text:p>2.0196</text:p>
              </table:table-cell>
              <table:table-cell office:value-type="float" office:value="10.2904">
                <text:p>10.2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">
                <text:p>2.356</text:p>
              </table:table-cell>
              <table:table-cell office:value-type="float" office:value="12.7422">
                <text:p>12.7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11">
                <text:p>2.69311</text:p>
              </table:table-cell>
              <table:table-cell office:value-type="float" office:value="15.2261">
                <text:p>15.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04">
                <text:p>3.02904</text:p>
              </table:table-cell>
              <table:table-cell office:value-type="float" office:value="17.742">
                <text:p>17.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625">
                <text:p>3.36625</text:p>
              </table:table-cell>
              <table:table-cell office:value-type="float" office:value="20.2948">
                <text:p>20.2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2">
                <text:p>3.7022</text:p>
              </table:table-cell>
              <table:table-cell office:value-type="float" office:value="22.8775">
                <text:p>22.8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91">
                <text:p>4.03891</text:p>
              </table:table-cell>
              <table:table-cell office:value-type="float" office:value="25.4682">
                <text:p>25.46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63">
                <text:p>4.37563</text:p>
              </table:table-cell>
              <table:table-cell office:value-type="float" office:value="28.0685">
                <text:p>28.0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55">
                <text:p>4.71155</text:p>
              </table:table-cell>
              <table:table-cell office:value-type="float" office:value="30.6799">
                <text:p>30.6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22">
                <text:p>5.04822</text:p>
              </table:table-cell>
              <table:table-cell office:value-type="float" office:value="33.2901">
                <text:p>33.2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6">
                <text:p>5.3856</text:p>
              </table:table-cell>
              <table:table-cell office:value-type="float" office:value="35.8988">
                <text:p>35.8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22">
                <text:p>5.72122</text:p>
              </table:table-cell>
              <table:table-cell office:value-type="float" office:value="38.5211">
                <text:p>38.5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91">
                <text:p>6.05791</text:p>
              </table:table-cell>
              <table:table-cell office:value-type="float" office:value="41.1367">
                <text:p>41.1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39">
                <text:p>6.39439</text:p>
              </table:table-cell>
              <table:table-cell office:value-type="float" office:value="43.7555">
                <text:p>43.75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203">
                <text:p>6.73203</text:p>
              </table:table-cell>
              <table:table-cell office:value-type="float" office:value="46.3671">
                <text:p>46.36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19">
                <text:p>7.06819</text:p>
              </table:table-cell>
              <table:table-cell office:value-type="float" office:value="48.9898">
                <text:p>48.9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33">
                <text:p>7.40433</text:p>
              </table:table-cell>
              <table:table-cell office:value-type="float" office:value="51.6119">
                <text:p>51.6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2">
                <text:p>7.74042</text:p>
              </table:table-cell>
              <table:table-cell office:value-type="float" office:value="54.235">
                <text:p>54.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79">
                <text:p>8.07779</text:p>
              </table:table-cell>
              <table:table-cell office:value-type="float" office:value="56.85">
                <text:p>56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6">
                <text:p>8.41376</text:p>
              </table:table-cell>
              <table:table-cell office:value-type="float" office:value="59.4753">
                <text:p>59.4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109">
                <text:p>8.75109</text:p>
              </table:table-cell>
              <table:table-cell office:value-type="float" office:value="62.0909">
                <text:p>62.09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04">
                <text:p>9.08704</text:p>
              </table:table-cell>
              <table:table-cell office:value-type="float" office:value="64.7169">
                <text:p>64.7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34">
                <text:p>9.42434</text:p>
              </table:table-cell>
              <table:table-cell office:value-type="float" office:value="67.3331">
                <text:p>67.33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25">
                <text:p>9.76025</text:p>
              </table:table-cell>
              <table:table-cell office:value-type="float" office:value="69.9596">
                <text:p>69.95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2">
                <text:p>10.0962</text:p>
              </table:table-cell>
              <table:table-cell office:value-type="float" office:value="72.5848">
                <text:p>72.5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5">
                <text:p>10.4335</text:p>
              </table:table-cell>
              <table:table-cell office:value-type="float" office:value="75.2019">
                <text:p>75.20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77.8288">
                <text:p>77.8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6">
                <text:p>11.1066</text:p>
              </table:table-cell>
              <table:table-cell office:value-type="float" office:value="80.4459">
                <text:p>80.44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83.0732">
                <text:p>83.07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7">
                <text:p>11.7797</text:p>
              </table:table-cell>
              <table:table-cell office:value-type="float" office:value="85.6905">
                <text:p>85.69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5">
                <text:p>12.1155</text:p>
              </table:table-cell>
              <table:table-cell office:value-type="float" office:value="88.318">
                <text:p>88.3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7">
                <text:p>12.4527</text:p>
              </table:table-cell>
              <table:table-cell office:value-type="float" office:value="90.9356">
                <text:p>90.93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6">
                <text:p>12.7886</text:p>
              </table:table-cell>
              <table:table-cell office:value-type="float" office:value="93.5634">
                <text:p>93.56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7">
                <text:p>13.1257</text:p>
              </table:table-cell>
              <table:table-cell office:value-type="float" office:value="96.1812">
                <text:p>96.1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6">
                <text:p>13.4616</text:p>
              </table:table-cell>
              <table:table-cell office:value-type="float" office:value="98.8091">
                <text:p>98.80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7">
                <text:p>13.7987</text:p>
              </table:table-cell>
              <table:table-cell office:value-type="float" office:value="101.427">
                <text:p>101.4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9">
                <text:p>14.1359</text:p>
              </table:table-cell>
              <table:table-cell office:value-type="float" office:value="104.046">
                <text:p>104.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7">
                <text:p>14.4717</text:p>
              </table:table-cell>
              <table:table-cell office:value-type="float" office:value="106.675">
                <text:p>106.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8">
                <text:p>14.8088</text:p>
              </table:table-cell>
              <table:table-cell office:value-type="float" office:value="109.293">
                <text:p>109.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6">
                <text:p>15.1446</text:p>
              </table:table-cell>
              <table:table-cell office:value-type="float" office:value="111.921">
                <text:p>111.9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8">
                <text:p>15.4818</text:p>
              </table:table-cell>
              <table:table-cell office:value-type="float" office:value="114.54">
                <text:p>114.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6">
                <text:p>15.8176</text:p>
              </table:table-cell>
              <table:table-cell office:value-type="float" office:value="117.169">
                <text:p>117.1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7">
                <text:p>16.1547</text:p>
              </table:table-cell>
              <table:table-cell office:value-type="float" office:value="119.787">
                <text:p>119.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5">
                <text:p>16.4905</text:p>
              </table:table-cell>
              <table:table-cell office:value-type="float" office:value="122.416">
                <text:p>122.4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6">
                <text:p>16.8276</text:p>
              </table:table-cell>
              <table:table-cell office:value-type="float" office:value="125.035">
                <text:p>125.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46">
                <text:p>17.1646</text:p>
              </table:table-cell>
              <table:table-cell office:value-type="float" office:value="127.655">
                <text:p>127.6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4">
                <text:p>17.5004</text:p>
              </table:table-cell>
              <table:table-cell office:value-type="float" office:value="130.284">
                <text:p>130.2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5">
                <text:p>17.8375</text:p>
              </table:table-cell>
              <table:table-cell office:value-type="float" office:value="132.903">
                <text:p>132.9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2">
                <text:p>18.1732</text:p>
              </table:table-cell>
              <table:table-cell office:value-type="float" office:value="135.533">
                <text:p>135.5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3">
                <text:p>18.5103</text:p>
              </table:table-cell>
              <table:table-cell office:value-type="float" office:value="138.152">
                <text:p>138.1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3">
                <text:p>18.8473</text:p>
              </table:table-cell>
              <table:table-cell office:value-type="float" office:value="140.773">
                <text:p>140.7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31">
                <text:p>19.1831</text:p>
              </table:table-cell>
              <table:table-cell office:value-type="float" office:value="143.402">
                <text:p>143.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201">
                <text:p>19.5201</text:p>
              </table:table-cell>
              <table:table-cell office:value-type="float" office:value="146.022">
                <text:p>146.0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59">
                <text:p>19.8559</text:p>
              </table:table-cell>
              <table:table-cell office:value-type="float" office:value="148.651">
                <text:p>148.6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551cm" svg:y="4.198cm" style:legend-expansion="high" chart:style-name="ch2"/>
        <chart:plot-area chart:style-name="ch3" table:cell-range-address="PID_Data.AD1:PID_Data.AD59 PID_Data.G1:PID_Data.H1 PID_Data.V1:PID_Data.V59" chart:data-source-has-labels="row" svg:x="1.019cm" svg:y="0.179cm" svg:width="46.513cm" svg:height="8.636cm">
          <chartooo:coordinate-region svg:x="1.746cm" svg:y="0.378cm" svg:width="45.6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V1:PID_Data.V59" chart:label-cell-address="PID_Data.G1:PID_Data.H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D: 0</text:p>
                <text:list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G1:PID_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">
                <text:p>0</text:p>
                <draw:g>
                  <svg:desc>PID_Data.V1:PID_Data.V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123">
                <text:p>0.674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33">
                <text:p>1.0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23">
                <text:p>1.34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43">
                <text:p>1.68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6">
                <text:p>2.0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">
                <text:p>2.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11">
                <text:p>2.69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04">
                <text:p>3.02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625">
                <text:p>3.36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2">
                <text:p>3.7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91">
                <text:p>4.03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63">
                <text:p>4.37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55">
                <text:p>4.7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22">
                <text:p>5.048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56">
                <text:p>5.38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22">
                <text:p>5.7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91">
                <text:p>6.057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39">
                <text:p>6.39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203">
                <text:p>6.732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19">
                <text:p>7.06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433">
                <text:p>7.404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2">
                <text:p>7.7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79">
                <text:p>8.077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6">
                <text:p>8.4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109">
                <text:p>8.751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704">
                <text:p>9.0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34">
                <text:p>9.424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25">
                <text:p>9.76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2">
                <text:p>10.09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5">
                <text:p>10.43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6">
                <text:p>11.10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7">
                <text:p>11.77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5">
                <text:p>12.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7">
                <text:p>12.45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6">
                <text:p>12.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7">
                <text:p>13.12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6">
                <text:p>13.4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7">
                <text:p>13.79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9">
                <text:p>14.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7">
                <text:p>14.4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8">
                <text:p>14.80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6">
                <text:p>15.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8">
                <text:p>15.48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6">
                <text:p>15.8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7">
                <text:p>16.15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5">
                <text:p>16.4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6">
                <text:p>16.82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46">
                <text:p>17.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4">
                <text:p>17.5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5">
                <text:p>17.83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2">
                <text:p>18.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3">
                <text:p>18.51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3">
                <text:p>18.8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31">
                <text:p>19.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201">
                <text:p>19.52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59">
                <text:p>19.85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